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3333" officeooo:paragraph-rsid="00193333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93333" officeooo:paragraph-rsid="00193333"/>
    </style:style>
    <style:style style:name="P3" style:family="paragraph" style:parent-style-name="Standard">
      <style:text-properties style:text-underline-style="none" officeooo:rsid="00193333" officeooo:paragraph-rsid="00193333"/>
    </style:style>
    <style:style style:name="P4" style:family="paragraph" style:parent-style-name="Standard">
      <style:text-properties style:text-underline-style="none" officeooo:rsid="00193333" officeooo:paragraph-rsid="009d9467"/>
    </style:style>
    <style:style style:name="P5" style:family="paragraph" style:parent-style-name="Text_20_body">
      <style:paragraph-properties fo:margin-top="0in" fo:margin-bottom="0.0575in" style:contextual-spacing="false" fo:line-height="100%"/>
      <style:text-properties style:text-underline-style="none" officeooo:rsid="00193333" officeooo:paragraph-rsid="00193333"/>
    </style:style>
    <style:style style:name="P6" style:family="paragraph" style:parent-style-name="Standard">
      <style:text-properties style:text-underline-style="none" officeooo:rsid="00a5ea41" officeooo:paragraph-rsid="00a5ea41"/>
    </style:style>
    <style:style style:name="P7" style:family="paragraph" style:parent-style-name="Heading_20_1">
      <style:paragraph-properties fo:margin-top="0in" fo:margin-bottom="0.0575in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style:text-underline-style="none" fo:font-weight="normal" officeooo:rsid="00193333" officeooo:paragraph-rsid="00193333" style:font-size-asian="12pt" style:font-size-complex="12pt"/>
    </style:style>
    <style:style style:name="P8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style:text-underline-style="none" fo:font-weight="normal" officeooo:rsid="00193333" officeooo:paragraph-rsid="00193333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none" officeooo:rsid="00193333" officeooo:paragraph-rsid="00193333" style:font-size-asian="12pt" style:font-size-complex="12pt"/>
    </style:style>
    <style:style style:name="P10" style:family="paragraph" style:parent-style-name="Text_20_body">
      <style:text-properties style:font-name="Liberation Serif" fo:font-size="12pt" style:text-underline-style="none" officeooo:rsid="00193333" officeooo:paragraph-rsid="00193333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none" officeooo:rsid="00a5ea41" officeooo:paragraph-rsid="00a5ea41" style:font-size-asian="12pt" style:font-size-complex="12pt"/>
    </style:style>
    <style:style style:name="P12" style:family="paragraph" style:parent-style-name="Standard">
      <style:text-properties style:font-name="Liberation Serif" fo:font-size="12pt" style:text-underline-style="none" officeooo:rsid="00d6e7f4" officeooo:paragraph-rsid="00d6e7f4" style:font-size-asian="12pt" style:font-size-complex="12pt"/>
    </style:style>
    <style:style style:name="P13" style:family="paragraph" style:parent-style-name="Text_20_body">
      <style:paragraph-properties fo:margin-top="0in" fo:margin-bottom="0.0575in" style:contextual-spacing="false" fo:line-height="100%"/>
      <style:text-properties style:use-window-font-color="true" loext:opacity="0%" style:font-name="Liberation Serif" fo:font-size="12pt" style:text-underline-style="none" officeooo:rsid="00193333" officeooo:paragraph-rsid="00193333" style:font-size-asian="12pt" style:font-size-complex="12pt"/>
    </style:style>
    <style:style style:name="P14" style:family="paragraph" style:parent-style-name="Text_20_body">
      <style:paragraph-properties fo:margin-top="0in" fo:margin-bottom="0.0575in" style:contextual-spacing="false" fo:line-height="100%"/>
      <style:text-properties style:use-window-font-color="true" loext:opacity="0%" style:font-name="Liberation Serif" fo:font-size="12pt" style:text-underline-style="none" officeooo:rsid="00ce2cca" officeooo:paragraph-rsid="00ce2cca" style:font-size-asian="12pt" style:font-size-complex="12pt"/>
    </style:style>
    <style:style style:name="P15" style:family="paragraph" style:parent-style-name="Text_20_body">
      <style:paragraph-properties fo:margin-top="0in" fo:margin-bottom="0.0575in" style:contextual-spacing="false" fo:line-height="100%"/>
      <style:text-properties style:use-window-font-color="true" loext:opacity="0%" style:font-name="Liberation Serif" fo:font-size="12pt" style:text-underline-style="none" officeooo:rsid="00d2be41" officeooo:paragraph-rsid="00d2be41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none" officeooo:rsid="00193333" officeooo:paragraph-rsid="00193333" style:font-size-asian="12pt" style:font-size-complex="12pt"/>
    </style:style>
    <style:style style:name="T1" style:family="text">
      <style:text-properties fo:font-variant="normal" fo:text-transform="none" fo:color="#333333" loext:opacity="100%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style:font-name="Liberation Serif" fo:font-size="12pt" style:text-underline-style="none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776269" style:font-size-asian="12pt" style:font-size-complex="12pt"/>
    </style:style>
    <style:style style:name="T8" style:family="text">
      <style:text-properties style:font-name="Liberation Serif" fo:font-size="12pt" officeooo:rsid="00792047" style:font-size-asian="12pt" style:font-size-complex="12pt"/>
    </style:style>
    <style:style style:name="T9" style:family="text">
      <style:text-properties style:font-name="Liberation Serif" fo:font-size="12pt" officeooo:rsid="009547a3" style:font-size-asian="12pt" style:font-size-complex="12pt"/>
    </style:style>
    <style:style style:name="T10" style:family="text">
      <style:text-properties style:font-name="Liberation Serif" fo:font-size="12pt" officeooo:rsid="00a976f0" style:font-size-asian="12pt" style:font-size-complex="12pt"/>
    </style:style>
    <style:style style:name="T11" style:family="text">
      <style:text-properties style:font-name="Liberation Serif" fo:font-size="12pt" officeooo:rsid="00aa4482" style:font-size-asian="12pt" style:font-size-complex="12pt"/>
    </style:style>
    <style:style style:name="T12" style:family="text">
      <style:text-properties style:font-name="Liberation Serif" fo:font-size="12pt" officeooo:rsid="00ab4a40" style:font-size-asian="12pt" style:font-size-complex="12pt"/>
    </style:style>
    <style:style style:name="T13" style:family="text">
      <style:text-properties style:font-name="Liberation Serif" fo:font-size="12pt" officeooo:rsid="00b7e1e4" style:font-size-asian="12pt" style:font-size-complex="12pt"/>
    </style:style>
    <style:style style:name="T14" style:family="text">
      <style:text-properties style:font-name="Liberation Serif" fo:font-size="12pt" officeooo:rsid="00b8f7b2" style:font-size-asian="12pt" style:font-size-complex="12pt"/>
    </style:style>
    <style:style style:name="T15" style:family="text">
      <style:text-properties officeooo:rsid="00cb56d4"/>
    </style:style>
    <style:style style:name="T16" style:family="text">
      <style:text-properties officeooo:rsid="00ccef32"/>
    </style:style>
    <style:style style:name="T17" style:family="text">
      <style:text-properties officeooo:rsid="00d6e7f4"/>
    </style:style>
    <style:style style:name="T18" style:family="text">
      <style:text-properties officeooo:rsid="00d7be58"/>
    </style:style>
    <style:style style:name="T19" style:family="text">
      <style:text-properties officeooo:rsid="00dc8a7c"/>
    </style:style>
    <style:style style:name="T20" style:family="text">
      <style:text-properties officeooo:rsid="00de6a80"/>
    </style:style>
    <style:style style:name="T21" style:family="text">
      <style:text-properties officeooo:rsid="00e0c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0x05. C - Pointers, arrays and strings</text:p>
      <text:p text:style-name="P1"><text:a xlink:type="simple" xlink:href="https://www.tutorialspoint.com/cprogramming/c_arrays.htm" text:style-name="Internet_20_link" text:visited-style-name="Visited_20_Internet_20_Link"><text:span text:style-name="T5">https://www.tutorialspoint.com/cprogramming/c_arrays.htm</text:span></text:a></text:p>
      <text:p text:style-name="P1"><text:a xlink:type="simple" xlink:href="https://www.tutorialspoint.com/cprogramming/c_pointers.htm" text:style-name="Internet_20_link" text:visited-style-name="Visited_20_Internet_20_Link"><text:span text:style-name="T5">https://www.tutorialspoint.com/cprogramming/c_pointers.htm</text:span></text:a></text:p>
      <text:p text:style-name="P9">https://www.tutorialspoint.com/cprogramming/c_strings.htm</text:p>
      <text:p text:style-name="P2"><text:a xlink:type="simple" xlink:href="https://aticleworld.com/memory-layout-of-c-program/" text:style-name="Internet_20_link" text:visited-style-name="Visited_20_Internet_20_Link"><text:span text:style-name="T5">https://aticleworld.com/memory-layout-of-c-program/</text:span></text:a></text:p>
      <text:p text:style-name="P9"/>
      <text:p text:style-name="P9">0x06. C - More pointers, arrays and strings</text:p>
      <text:p text:style-name="P2"><text:a xlink:type="simple" xlink:href="https://www.youtube.com/watch?v=KzLC_9VAoX0" text:style-name="Internet_20_link" text:visited-style-name="Visited_20_Internet_20_Link"><text:span text:style-name="T5">https://www.youtube.com/watch?v=KzLC_9VAoX0</text:span></text:a></text:p>
      <text:p text:style-name="P2"><text:a xlink:type="simple" xlink:href="https://intranet.alxswe.com/projects/218" text:style-name="Internet_20_link" text:visited-style-name="Visited_20_Internet_20_Link"><text:span text:style-name="T5">https://intranet.alxswe.com/projects/218</text:span></text:a></text:p>
      <text:p text:style-name="P3"><text:a xlink:type="simple" xlink:href="https://intranet.alxswe.com/projects/218" text:style-name="Internet_20_link" text:visited-style-name="Visited_20_Internet_20_Link"><text:span text:style-name="T6">https://intranet.alxswe.com/projects/218</text:span></text:a></text:p>
      <text:p text:style-name="P3"><text:a xlink:type="simple" xlink:href="https://beginnersbook.com/2014/01/c-pointer-to-pointer/" text:style-name="Internet_20_link" text:visited-style-name="Visited_20_Internet_20_Link"><text:span text:style-name="T6">https://beginnersbook.com/2014/01/c-pointer-to-pointer/</text:span></text:a></text:p>
      <text:p text:style-name="P3"><text:a xlink:type="simple" xlink:href="https://www.tutorialspoint.com/cprogramming/c_multi_dimensional_arrays.htm" text:style-name="Internet_20_link" text:visited-style-name="Visited_20_Internet_20_Link"><text:span text:style-name="T6">https://www.tutorialspoint.com/cprogramming/c_multi_dimensional_arrays.htm</text:span></text:a></text:p>
      <text:p text:style-name="P3"><text:a xlink:type="simple" xlink:href="https://beginnersbook.com/2014/01/2d-arrays-in-c-example/" text:style-name="Internet_20_link" text:visited-style-name="Visited_20_Internet_20_Link"><text:span text:style-name="T6">https://beginnersbook.com/2014/01/2d-arrays-in-c-example/</text:span></text:a></text:p>
      <text:p text:style-name="P3"><text:a xlink:type="simple" xlink:href="https://www.youtube.com/watch?v=WxWv9_8xlac" text:style-name="Internet_20_link" text:visited-style-name="Visited_20_Internet_20_Link"><text:span text:style-name="T6">https://www.youtube.com/watch?v=WxWv9_8xlac</text:span></text:a></text:p>
      <text:p text:style-name="P9"/>
      <text:p text:style-name="P9">0x07. C - Even more pointers, arrays and strings</text:p>
      <text:p text:style-name="P3"><text:a xlink:type="simple" xlink:href="https://www.tutorialspoint.com/cprogramming/c_pointer_to_pointer.htm" text:style-name="Internet_20_link" text:visited-style-name="Visited_20_Internet_20_Link"><text:span text:style-name="T6">https://www.tutorialspoint.com/cprogramming/c_pointer_to_pointer.htm</text:span></text:a></text:p>
      <text:p text:style-name="P3"><text:a xlink:type="simple" xlink:href="https://beginnersbook.com/2014/01/c-pointer-to-pointer/" text:style-name="Internet_20_link" text:visited-style-name="Visited_20_Internet_20_Link"><text:span text:style-name="T6">https://beginnersbook.com/2014/01/c-pointer-to-pointer/</text:span></text:a></text:p>
      <text:p text:style-name="P3"><text:a xlink:type="simple" xlink:href="https://www.tutorialspoint.com/cprogramming/c_multi_dimensional_arrays.htm" text:style-name="Internet_20_link" text:visited-style-name="Visited_20_Internet_20_Link"><text:span text:style-name="T6">https://www.tutorialspoint.com/cprogramming/c_multi_dimensional_arrays.htm</text:span></text:a></text:p>
      <text:p text:style-name="P3"><text:a xlink:type="simple" xlink:href="https://beginnersbook.com/2014/01/2d-arrays-in-c-example/" text:style-name="Internet_20_link" text:visited-style-name="Visited_20_Internet_20_Link"><text:span text:style-name="T6">https://beginnersbook.com/2014/01/2d-arrays-in-c-example/</text:span></text:a></text:p>
      <text:p text:style-name="P9"/>
      <text:p text:style-name="P9">0x08. C – Recursion</text:p>
      <text:p text:style-name="P3"><text:a xlink:type="simple" xlink:href="https://www.youtube.com/watch?v=Mv9NEXX1VHc" text:style-name="Internet_20_link" text:visited-style-name="Visited_20_Internet_20_Link"><text:span text:style-name="T6">https://www.youtube.com/watch?v=Mv9NEXX1VHc</text:span></text:a></text:p>
      <text:p text:style-name="P3"><text:a xlink:type="simple" xlink:href="https://www.tutorialspoint.com/cprogramming/c_recursion.htm" text:style-name="Internet_20_link" text:visited-style-name="Visited_20_Internet_20_Link"><text:span text:style-name="T6">https://www.tutorialspoint.com/cprogramming/c_recursion.htm</text:span></text:a></text:p>
      <text:p text:style-name="P3"><text:a xlink:type="simple" xlink:href="https://www.youtube.com/watch?v=XGxbXMP6k8k" text:style-name="Internet_20_link" text:visited-style-name="Visited_20_Internet_20_Link"><text:span text:style-name="T6">https://www.youtube.com/watch?v=XGxbXMP6k8k</text:span></text:a></text:p>
      <text:p text:style-name="P3"><text:a xlink:type="simple" xlink:href="https://www.youtube.com/watch?v=7XiIS6HobNs" text:style-name="Internet_20_link" text:visited-style-name="Visited_20_Internet_20_Link"><text:span text:style-name="T6">https://www.youtube.com/watch?v=7XiIS6HobNs</text:span></text:a></text:p>
      <text:p text:style-name="P9"/>
      <text:p text:style-name="P9">0x09. C - Static libraries</text:p>
      <text:p text:style-name="P9"/>
      <text:p text:style-name="P9">0x0A. C - argc, argv</text:p>
      <text:p text:style-name="P3"><text:a xlink:type="simple" xlink:href="https://publications.gbdirect.co.uk//c_book/chapter10/arguments_to_main.html" text:style-name="Internet_20_link" text:visited-style-name="Visited_20_Internet_20_Link"><text:span text:style-name="T6">https://publications.gbdirect.co.uk//c_book/chapter10/arguments_to_main.html</text:span></text:a></text:p>
      <text:p text:style-name="P3"><text:a xlink:type="simple" xlink:href="https://www.youtube.com/watch?v=iFMrxVWiTUs" text:style-name="Internet_20_link" text:visited-style-name="Visited_20_Internet_20_Link"><text:span text:style-name="T6">https://www.youtube.com/watch?v=iFMrxVWiTUs</text:span></text:a></text:p>
      <text:p text:style-name="P9"/>
      <text:p text:style-name="P9">0x0B. C - malloc, free</text:p>
      <text:p text:style-name="P3"><text:a xlink:type="simple" xlink:href="https://intranet.alxswe.com/concepts/62" text:style-name="Internet_20_link" text:visited-style-name="Visited_20_Internet_20_Link"><text:span text:style-name="T6">https://intranet.alxswe.com/concepts/62</text:span></text:a></text:p>
      <text:p text:style-name="P9"/>
      <text:p text:style-name="P9">0x0D. C – Preprocessor</text:p>
      <text:p text:style-name="P3"><text:a xlink:type="simple" xlink:href="https://www.youtube.com/watch?v=eW5he5uFBNM" text:style-name="Internet_20_link" text:visited-style-name="Visited_20_Internet_20_Link"><text:span text:style-name="T6">https://www.youtube.com/watch?v=eW5he5uFBNM</text:span></text:a></text:p>
      <text:p text:style-name="P3"><text:a xlink:type="simple" xlink:href="https://gcc.gnu.org/onlinedocs/gcc-5.1.0/cpp/Object-like-Macros.html#Object-like-Macros" text:style-name="Internet_20_link" text:visited-style-name="Visited_20_Internet_20_Link"><text:span text:style-name="T6">https://gcc.gnu.org/onlinedocs/gcc-5.1.0/cpp/Object-like-Macros.html#Object-like-Macros</text:span></text:a></text:p>
      <text:p text:style-name="P3"><text:a xlink:type="simple" xlink:href="https://gcc.gnu.org/onlinedocs/gcc-5.1.0/cpp/Macro-Arguments.html#Macro-Arguments" text:style-name="Internet_20_link" text:visited-style-name="Visited_20_Internet_20_Link"><text:span text:style-name="T6">https://gcc.gnu.org/onlinedocs/gcc-5.1.0/cpp/Macro-Arguments.html#Macro-Arguments</text:span></text:a></text:p>
      <text:p text:style-name="P3"><text:a xlink:type="simple" xlink:href="https://www.youtube.com/watch?v=X6HiYbY3Uak" text:style-name="Internet_20_link" text:visited-style-name="Visited_20_Internet_20_Link"><text:span text:style-name="T6">https://www.youtube.com/watch?v=X6HiYbY3Uak</text:span></text:a></text:p>
      <text:p text:style-name="P3"><text:a xlink:type="simple" xlink:href="https://www.cprogramming.com/tutorial/cpreprocessor.html" text:style-name="Internet_20_link" text:visited-style-name="Visited_20_Internet_20_Link"><text:span text:style-name="T6">https://www.cprogramming.com/tutorial/cpreprocessor.html</text:span></text:a></text:p>
      <text:p text:style-name="P3"><text:a xlink:type="simple" xlink:href="https://gcc.gnu.org/onlinedocs/gcc-5.1.0/cpp/Standard-Predefined-Macros.html#Standard-Predefined-Macros" text:style-name="Internet_20_link" text:visited-style-name="Visited_20_Internet_20_Link"><text:span text:style-name="T6">https://gcc.gnu.org/onlinedocs/gcc-5.1.0/cpp/Standard-Predefined-Macros.html#Standard-Predefined-Macros</text:span></text:a></text:p>
      <text:p text:style-name="P3"><text:a xlink:type="simple" xlink:href="https://en.wikipedia.org/wiki/Include_guard" text:style-name="Internet_20_link" text:visited-style-name="Visited_20_Internet_20_Link"><text:span text:style-name="T6">https://en.wikipedia.org/wiki/Include_guard</text:span></text:a></text:p>
      <text:p text:style-name="P3"><text:a xlink:type="simple" xlink:href="https://gcc.gnu.org/onlinedocs/gcc-5.1.0/cpp/Common-Predefined-Macros.html#Common-Predefined-Macros" text:style-name="Internet_20_link" text:visited-style-name="Visited_20_Internet_20_Link"><text:span text:style-name="T6">https://gcc.gnu.org/onlinedocs/gcc-5.1.0/cpp/Common-Predefined-Macros.html#Common-Predefined-Macros</text:span></text:a></text:p>
      <text:p text:style-name="P9"/>
      <text:p text:style-name="P9">0x0E. C - Structures, typedef</text:p>
      <text:p text:style-name="P3"><text:a xlink:type="simple" xlink:href="https://s3.amazonaws.com/alx-intranet.hbtn.io/uploads/misc/2021/1/6eb80c79c99f6125450a0dc11b300d46238d1a5a.pdf?X-Amz-Algorithm=AWS4-HMAC-SHA256&amp;X-Amz-Credential=AKIARDDGGGOUSBVO6H7D%2F20240914%2Fus-east-1%2Fs3%2Faws4_request&amp;X-Amz-Date=20240914T140250Z&amp;X-Amz-Expires=86400&amp;X-Amz-SignedHeaders=host&amp;X-Amz-Signature=978922e082d683c7b207dbc34c76000bb48f22c3e6b1cc0d920ff01dac5644a5" text:style-name="Internet_20_link" text:visited-style-name="Visited_20_Internet_20_Link"><text:span text:style-name="T6">https://s3.amazonaws.com/alx-intranet.hbtn.io/uploads/misc/2021/1/6eb80c79c99f6125450a0dc11b300d46238d1a5a.pdf?X-Amz-Algorithm=AWS4-HMAC-SHA256&amp;X-Amz-Credential=AKIARDDGGGOUSBVO6H7D%2F20240914%2Fus-east-</text:span><text:soft-page-break/><text:span text:style-name="T6">1%2Fs3%2Faws4_request&amp;X-Amz-Date=20240914T140250Z&amp;X-Amz-Expires=86400&amp;X-Amz-SignedHeaders=host&amp;X-Amz-Signature=978922e082d683c7b207dbc34c76000bb48f22c3e6b1cc0d920ff01dac5644a5</text:span></text:a></text:p>
      <text:p text:style-name="P3"><text:a xlink:type="simple" xlink:href="https://en.wikipedia.org/wiki/Struct_(C_programming_language)" text:style-name="Internet_20_link" text:visited-style-name="Visited_20_Internet_20_Link"><text:span text:style-name="T6">https://en.wikipedia.org/wiki/Struct_(C_programming_language)</text:span></text:a></text:p>
      <text:p text:style-name="P3"><text:a xlink:type="simple" xlink:href="https://github.com/alx-tools/Betty/wiki/Documentation:-Data-structures" text:style-name="Internet_20_link" text:visited-style-name="Visited_20_Internet_20_Link"><text:span text:style-name="T6">https://github.com/alx-tools/Betty/wiki/Documentation:-Data-structures</text:span></text:a></text:p>
      <text:p text:style-name="P3"><text:a xlink:type="simple" xlink:href="https://s3.amazonaws.com/alx-intranet.hbtn.io/uploads/misc/2021/1/c8ff3e6f7202be7fa489a584e41d005504a07c23.pdf?X-Amz-Algorithm=AWS4-HMAC-SHA256&amp;X-Amz-Credential=AKIARDDGGGOUSBVO6H7D%2F20240914%2Fus-east-1%2Fs3%2Faws4_request&amp;X-Amz-Date=20240914T140406Z&amp;X-Amz-Expires=86400&amp;X-Amz-SignedHeaders=host&amp;X-Amz-Signature=8d3d4cddc14210645a4d52982c437252d21e637e817100a95914bbae09f74ede" text:style-name="Internet_20_link" text:visited-style-name="Visited_20_Internet_20_Link"><text:span text:style-name="T6">https://s3.amazonaws.com/alx-intranet.hbtn.io/uploads/misc/2021/1/c8ff3e6f7202be7fa489a584e41d005504a07c23.pdf?X-Amz-Algorithm=AWS4-HMAC-SHA256&amp;X-Amz-Credential=AKIARDDGGGOUSBVO6H7D%2F20240914%2Fus-east-1%2Fs3%2Faws4_request&amp;X-Amz-Date=20240914T140406Z&amp;X-Amz-Expires=86400&amp;X-Amz-SignedHeaders=host&amp;X-Amz-Signature=8d3d4cddc14210645a4d52982c437252d21e637e817100a95914bbae09f74ede</text:span></text:a></text:p>
      <text:p text:style-name="P3"><text:a xlink:type="simple" xlink:href="https://www.youtube.com/watch?v=V13CbI74WQc" text:style-name="Internet_20_link" text:visited-style-name="Visited_20_Internet_20_Link"><text:span text:style-name="T6">https://www.youtube.com/watch?v=V13CbI74WQc</text:span></text:a></text:p>
      <text:p text:style-name="P3"><text:a xlink:type="simple" xlink:href="https://www.youtube.com/watch?v=0IVfazuTHU8" text:style-name="Internet_20_link" text:visited-style-name="Visited_20_Internet_20_Link"><text:span text:style-name="T6">https://www.youtube.com/watch?v=0IVfazuTHU8</text:span></text:a></text:p>
      <text:p text:style-name="P9"/>
      <text:p text:style-name="P9">0x0F. C - Function pointers</text:p>
      <text:p text:style-name="P3"><text:a xlink:type="simple" xlink:href="https://www.geeksforgeeks.org/function-pointer-in-c/" text:style-name="Internet_20_link" text:visited-style-name="Visited_20_Internet_20_Link"><text:span text:style-name="T6">https://www.geeksforgeeks.org/function-pointer-in-c/</text:span></text:a></text:p>
      <text:p text:style-name="P3"><text:a xlink:type="simple" xlink:href="https://www.youtube.com/watch?v=ynYtgGUNelE" text:style-name="Internet_20_link" text:visited-style-name="Visited_20_Internet_20_Link"><text:span text:style-name="T6">https://www.youtube.com/watch?v=ynYtgGUNelE</text:span></text:a></text:p>
      <text:p text:style-name="P3"><text:a xlink:type="simple" xlink:href="https://www.youtube.com/watch?v=sxTFSDAZM8s" text:style-name="Internet_20_link" text:visited-style-name="Visited_20_Internet_20_Link"><text:span text:style-name="T6">https://www.youtube.com/watch?v=sxTFSDAZM8s</text:span></text:a></text:p>
      <text:p text:style-name="P3"><text:a xlink:type="simple" xlink:href="https://boredzo.org/pointers/" text:style-name="Internet_20_link" text:visited-style-name="Visited_20_Internet_20_Link"><text:span text:style-name="T6">https://boredzo.org/pointers/</text:span></text:a></text:p>
      <text:p text:style-name="P3"><text:a xlink:type="simple" xlink:href="https://www.youtube.com/watch?v=ztMTOPM4ViU" text:style-name="Internet_20_link" text:visited-style-name="Visited_20_Internet_20_Link"><text:span text:style-name="T6">https://www.youtube.com/watch?v=ztMTOPM4ViU</text:span></text:a></text:p>
      <text:p text:style-name="P9"/>
      <text:p text:style-name="P9">0x10. C - Variadic functions</text:p>
      <text:p text:style-name="P3"><text:a xlink:type="simple" xlink:href="https://en.wikipedia.org/wiki/Stdarg.h" text:style-name="Internet_20_link" text:visited-style-name="Visited_20_Internet_20_Link"><text:span text:style-name="T6">https://en.wikipedia.org/wiki/Stdarg.h</text:span></text:a></text:p>
      <text:p text:style-name="P3"><text:a xlink:type="simple" xlink:href="https://www.gnu.org/software/libc/manual/html_node/Variadic-Functions.html" text:style-name="Internet_20_link" text:visited-style-name="Visited_20_Internet_20_Link"><text:span text:style-name="T6">https://www.gnu.org/software/libc/manual/html_node/Variadic-Functions.html</text:span></text:a></text:p>
      <text:p text:style-name="P3"><text:a xlink:type="simple" xlink:href="https://www.youtube.com/watch?v=1W4oyuOdXv8" text:style-name="Internet_20_link" text:visited-style-name="Visited_20_Internet_20_Link"><text:span text:style-name="T6">https://www.youtube.com/watch?v=1W4oyuOdXv8</text:span></text:a></text:p>
      <text:p text:style-name="P9"/>
      <text:p text:style-name="P9">0x11. C – printf</text:p>
      <text:p text:style-name="P3"><text:a xlink:type="simple" xlink:href="https://intranet.alxswe.com/concepts/100034" text:style-name="Internet_20_link" text:visited-style-name="Visited_20_Internet_20_Link"><text:span text:style-name="T6">https://intranet.alxswe.com/concepts/100034</text:span></text:a></text:p>
      <text:p text:style-name="P9"/>
      <text:p text:style-name="P9">0x12. C - Singly linked lists</text:p>
      <text:p text:style-name="P3"><text:a xlink:type="simple" xlink:href="https://www.geeksforgeeks.org/data-structures/" text:style-name="Internet_20_link" text:visited-style-name="Visited_20_Internet_20_Link"><text:span text:style-name="T6">https://www.geeksforgeeks.org/data-structures/</text:span></text:a></text:p>
      <text:p text:style-name="P3"><text:a xlink:type="simple" xlink:href="https://www.youtube.com/watch?v=udapt4FGY20&amp;t=130s" text:style-name="Internet_20_link" text:visited-style-name="Visited_20_Internet_20_Link"><text:span text:style-name="T6">https://www.youtube.com/watch?v=udapt4FGY20&amp;t=130s</text:span></text:a></text:p>
      <text:p text:style-name="P9"/>
      <text:p text:style-name="P9">0x14. C - Bit manipulation</text:p>
      <text:p text:style-name="P3"><text:a xlink:type="simple" xlink:href="https://www.youtube.com/watch?v=egUyaWtsQc0" text:style-name="Internet_20_link" text:visited-style-name="Visited_20_Internet_20_Link"><text:span text:style-name="T6">https://www.youtube.com/watch?v=egUyaWtsQc0</text:span></text:a></text:p>
      <text:p text:style-name="P3"><text:a xlink:type="simple" xlink:href="https://www.youtube.com/watch?v=LP0acaj3ZLE" text:style-name="Internet_20_link" text:visited-style-name="Visited_20_Internet_20_Link"><text:span text:style-name="T6">https://www.youtube.com/watch?v=LP0acaj3ZLE</text:span></text:a></text:p>
      <text:p text:style-name="P3"><text:a xlink:type="simple" xlink:href="https://www.programiz.com/c-programming/bitwise-operators" text:style-name="Internet_20_link" text:visited-style-name="Visited_20_Internet_20_Link"><text:span text:style-name="T6">https://www.programiz.com/c-programming/bitwise-operators</text:span></text:a></text:p>
      <text:p text:style-name="P9"/>
      <text:p text:style-name="P9">0x15. C - File I/O</text:p>
      <text:p text:style-name="P3"><text:a xlink:type="simple" xlink:href="https://en.wikipedia.org/wiki/File_descriptor" text:style-name="Internet_20_link" text:visited-style-name="Visited_20_Internet_20_Link"><text:span text:style-name="T6">https://en.wikipedia.org/wiki/File_descriptor</text:span></text:a></text:p>
      <text:p text:style-name="P3"><text:a xlink:type="simple" xlink:href="https://www.youtube.com/watch?v=e-srF6c3TJ8" text:style-name="Internet_20_link" text:visited-style-name="Visited_20_Internet_20_Link"><text:span text:style-name="T6">https://www.youtube.com/watch?v=e-srF6c3TJ8</text:span></text:a></text:p>
      <text:p text:style-name="P9"/>
      <text:p text:style-name="P9">0x16. C - Simple Shell</text:p>
      <text:p text:style-name="P3"><text:a xlink:type="simple" xlink:href="https://intranet.alxswe.com/projects/235" text:style-name="Internet_20_link" text:visited-style-name="Visited_20_Internet_20_Link"><text:span text:style-name="T6">https://intranet.alxswe.com/projects/235</text:span></text:a></text:p>
      <text:p text:style-name="P9"/>
      <text:p text:style-name="P9">0x00. Python - Hello, World</text:p>
      <text:p text:style-name="P3"><text:a xlink:type="simple" xlink:href="https://docs.python.org/3/tutorial/index.html" text:style-name="Internet_20_link" text:visited-style-name="Visited_20_Internet_20_Link"><text:span text:style-name="T6">https://docs.python.org/3/tutorial/index.html</text:span></text:a></text:p>
      <text:p text:style-name="P3"><text:a xlink:type="simple" xlink:href="https://docs.python.org/3/tutorial/appetite.html" text:style-name="Internet_20_link" text:visited-style-name="Visited_20_Internet_20_Link"><text:span text:style-name="T6">https://docs.python.org/3/tutorial/appetite.html</text:span></text:a></text:p>
      <text:p text:style-name="P3"><text:a xlink:type="simple" xlink:href="https://docs.python.org/3/tutorial/interpreter.html" text:style-name="Internet_20_link" text:visited-style-name="Visited_20_Internet_20_Link"><text:span text:style-name="T6">https://docs.python.org/3/tutorial/interpreter.html</text:span></text:a></text:p>
      <text:p text:style-name="P3"><text:a xlink:type="simple" xlink:href="https://docs.python.org/3/tutorial/introduction.html" text:style-name="Internet_20_link" text:visited-style-name="Visited_20_Internet_20_Link"><text:span text:style-name="T6">https://docs.python.org/3/tutorial/introduction.html</text:span></text:a></text:p>
      <text:p text:style-name="P3"><text:a xlink:type="simple" xlink:href="https://realpython.com/python-f-strings/" text:style-name="Internet_20_link" text:visited-style-name="Visited_20_Internet_20_Link"><text:span text:style-name="T6">https://realpython.com/python-f-strings/</text:span></text:a></text:p>
      <text:p text:style-name="P3"><text:a xlink:type="simple" xlink:href="https://www.youtube.com/playlist?list=PLGLfVvz_LVvTn3cK5e6LjhgGiSeVlIRwt" text:style-name="Internet_20_link" text:visited-style-name="Visited_20_Internet_20_Link"><text:span text:style-name="T6">https://www.youtube.com/playlist?list=PLGLfVvz_LVvTn3cK5e6LjhgGiSeVlIRwt</text:span></text:a></text:p>
      <text:p text:style-name="P3"><text:a xlink:type="simple" xlink:href="https://pypi.org/project/pycodestyle/" text:style-name="Internet_20_link" text:visited-style-name="Visited_20_Internet_20_Link"><text:soft-page-break/><text:span text:style-name="T6">https://pypi.org/project/pycodestyle/</text:span></text:a></text:p>
      <text:p text:style-name="P9"/>
      <text:p text:style-name="P9">0x01. Python - if/else, loops, functions</text:p>
      <text:p text:style-name="P3"><text:a xlink:type="simple" xlink:href="https://docs.python.org/3/tutorial/controlflow.html" text:style-name="Internet_20_link" text:visited-style-name="Visited_20_Internet_20_Link"><text:span text:style-name="T6">https://docs.python.org/3/tutorial/controlflow.html</text:span></text:a></text:p>
      <text:p text:style-name="P3"><text:a xlink:type="simple" xlink:href="https://www.youtube.com/watch?v=1QXOd2ZQs-Q" text:style-name="Internet_20_link" text:visited-style-name="Visited_20_Internet_20_Link"><text:span text:style-name="T6">https://www.youtube.com/watch?v=1QXOd2ZQs-Q</text:span></text:a></text:p>
      <text:p text:style-name="P3"><text:a xlink:type="simple" xlink:href="https://www.digitalocean.com/community/tutorials/how-to-use-string-formatters-in-python-3" text:style-name="Internet_20_link" text:visited-style-name="Visited_20_Internet_20_Link"><text:span text:style-name="T6">https://www.digitalocean.com/community/tutorials/how-to-use-string-formatters-in-python-3</text:span></text:a></text:p>
      <text:p text:style-name="P3"><text:a xlink:type="simple" xlink:href="https://www.youtube.com/playlist?list=PLGLfVvz_LVvTn3cK5e6LjhgGiSeVlIRwt" text:style-name="Internet_20_link" text:visited-style-name="Visited_20_Internet_20_Link"><text:span text:style-name="T6">https://www.youtube.com/playlist?list=PLGLfVvz_LVvTn3cK5e6LjhgGiSeVlIRwt</text:span></text:a></text:p>
      <text:p text:style-name="P3"><text:a xlink:type="simple" xlink:href="https://pypi.org/project/pycodestyle/" text:style-name="Internet_20_link" text:visited-style-name="Visited_20_Internet_20_Link"><text:span text:style-name="T6">https://pypi.org/project/pycodestyle/</text:span></text:a></text:p>
      <text:p text:style-name="P9"/>
      <text:p text:style-name="P9">0x02. Python - import &amp; modules</text:p>
      <text:p text:style-name="P3"><text:a xlink:type="simple" xlink:href="https://docs.python.org/3/tutorial/modules.html" text:style-name="Internet_20_link" text:visited-style-name="Visited_20_Internet_20_Link"><text:span text:style-name="T6">https://docs.python.org/3/tutorial/modules.html</text:span></text:a></text:p>
      <text:p text:style-name="P3"><text:a xlink:type="simple" xlink:href="https://docs.python.org/3/tutorial/stdlib.html#command-line-arguments" text:style-name="Internet_20_link" text:visited-style-name="Visited_20_Internet_20_Link"><text:span text:style-name="T6">https://docs.python.org/3/tutorial/stdlib.html#command-line-arguments</text:span></text:a></text:p>
      <text:p text:style-name="P9">https://pypi.org/project/pycodestyle/</text:p>
      <text:p text:style-name="P9"/>
      <text:p text:style-name="P9">0x03. Python - Data Structures: Lists, Tuples</text:p>
      <text:p text:style-name="P3"><text:a xlink:type="simple" xlink:href="https://docs.python.org/3/tutorial/introduction.html#lists" text:style-name="Internet_20_link" text:visited-style-name="Visited_20_Internet_20_Link"><text:span text:style-name="T6">https://docs.python.org/3/tutorial/introduction.html#lists</text:span></text:a></text:p>
      <text:p text:style-name="P3"><text:a xlink:type="simple" xlink:href="https://docs.python.org/3/tutorial/datastructures.html" text:style-name="Internet_20_link" text:visited-style-name="Visited_20_Internet_20_Link"><text:span text:style-name="T6">https://docs.python.org/3/tutorial/datastructures.html</text:span></text:a></text:p>
      <text:p text:style-name="P3"><text:a xlink:type="simple" xlink:href="https://www.youtube.com/watch?v=A1HUzrvS-Pw" text:style-name="Internet_20_link" text:visited-style-name="Visited_20_Internet_20_Link"><text:span text:style-name="T6">https://www.youtube.com/watch?v=A1HUzrvS-Pw</text:span></text:a></text:p>
      <text:p text:style-name="P9"/>
      <text:p text:style-name="P9">0x17. C - Doubly linked lists</text:p>
      <text:p text:style-name="P3"><text:a xlink:type="simple" xlink:href="https://www.youtube.com/watch?v=k0pjD12bzP0" text:style-name="Internet_20_link" text:visited-style-name="Visited_20_Internet_20_Link"><text:span text:style-name="T6">https://www.youtube.com/watch?v=k0pjD12bzP0</text:span></text:a></text:p>
      <text:p text:style-name="P9"/>
      <text:p text:style-name="P9">0x19. C - Stacks, Queues - LIFO, FIFO</text:p>
      <text:p text:style-name="P3"><text:a xlink:type="simple" xlink:href="https://stackoverflow.com/questions/1433204/how-do-i-use-extern-to-share-variables-between-source-files" text:style-name="Internet_20_link" text:visited-style-name="Visited_20_Internet_20_Link"><text:span text:style-name="T6">https://stackoverflow.com/questions/1433204/how-do-i-use-extern-to-share-variables-between-source-files</text:span></text:a></text:p>
      <text:p text:style-name="P3"><text:a xlink:type="simple" xlink:href="https://data-flair.training/blogs/stacks-and-queues-in-c/" text:style-name="Internet_20_link" text:visited-style-name="Visited_20_Internet_20_Link"><text:span text:style-name="T6">https://data-flair.training/blogs/stacks-and-queues-in-c/</text:span></text:a></text:p>
      <text:p text:style-name="P3"><text:a xlink:type="simple" xlink:href="https://www.digitalocean.com/community/tutorials/stack-in-c" text:style-name="Internet_20_link" text:visited-style-name="Visited_20_Internet_20_Link"><text:span text:style-name="T6">https://www.digitalocean.com/community/tutorials/stack-in-c</text:span></text:a></text:p>
      <text:p text:style-name="P3"><text:a xlink:type="simple" xlink:href="https://www.edureka.co/blog/queue-in-c/" text:style-name="Internet_20_link" text:visited-style-name="Visited_20_Internet_20_Link"><text:span text:style-name="T6">https://www.edureka.co/blog/queue-in-c/</text:span></text:a></text:p>
      <text:p text:style-name="P9"/>
      <text:p text:style-name="P3"><text:a xlink:type="simple" xlink:href="https://sandtech.zoom.us/rec/play/fE4ZJzT8veWqYK83PHJZFR569SBcvKoM490Bp5ftbPtKZqQJCZF1nMMjBARAMQmUa-1UAfJGvlQAPYFQ.2T4vJabIU7Pu9oVi?canPlayFromShare=true&amp;from=share_recording_detail&amp;continueMode=true&amp;componentName=rec-play&amp;originRequestUrl=https%3A%2F%2Fsandtech.zoom.us%2Frec%2Fshare%2F0mtX6o3hkMlmwR2tskY6TRoLgBYkhX5eZxyA59rBj7gygblWx8xxl2PY8S1m1st1.5uVYXDA5xu8F19Gu" text:style-name="Internet_20_link" text:visited-style-name="Visited_20_Internet_20_Link"><text:span text:style-name="T6">https://sandtech.zoom.us/rec/play/fE4ZJzT8veWqYK83PHJZFR569SBcvKoM490Bp5ftbPtKZqQJCZF1nMMjBARAMQmUa-1UAfJGvlQAPYFQ.2T4vJabIU7Pu9oVi?canPlayFromShare=true&amp;from=share_recording_detail&amp;continueMode=true&amp;componentName=rec-play&amp;originRequestUrl=https%3A%2F%2Fsandtech.zoom.us%2Frec%2Fshare%2F0mtX6o3hkMlmwR2tskY6TRoLgBYkhX5eZxyA59rBj7gygblWx8xxl2PY8S1m1st1.5uVYXDA5xu8F19Gu</text:span></text:a><text:span text:style-name="T6"> <text:s/></text:span><text:span text:style-name="T7">stacks and queues</text:span></text:p>
      <text:p text:style-name="P9"/>
      <text:p text:style-name="P3"><text:a xlink:type="simple" xlink:href="https://sandtech.zoom.us/rec/play/0CHVImWsJIf7bACjDpHghCjNL6aQq7MKX61svcSOFw-j-AOq5s-2-rDN1w0JXJz2OyrFunl5QAMiinyC.pLskg-pcvydfYdqJ?canPlayFromShare=true&amp;from=share_recording_detail&amp;continueMode=true&amp;componentName=rec-play&amp;originRequestUrl=https%3A%2F%2Fsandtech.zoom.us%2Frec%2Fshare%2FXBnwoDl4HXN1YvedbcjxmhfPEAXkrwiShKbXq1xi3Kjgytnm5B7bSkIC7J5AUhWh.uF6qo6ecG-hwySmY" text:style-name="Internet_20_link" text:visited-style-name="Visited_20_Internet_20_Link"><text:span text:style-name="T6">https://sandtech.zoom.us/rec/play/0CHVImWsJIf7bACjDpHghCjNL6aQq7MKX61svcSOFw-j-AOq5s-2-rDN1w0JXJz2OyrFunl5QAMiinyC.pLskg-pcvydfYdqJ?canPlayFromShare=true&amp;from=share_recording_detail&amp;continueMode=true&amp;componentName=rec-play&amp;originRequestUrl=https%3A%2F%2Fsandtech.zoom.us%2Frec%2Fshare%2FXBnwoDl4HXN1YvedbcjxmhfPEAXkrwiShKbXq1xi3Kjgytnm5B7bSkIC7J5AUhWh.uF6qo6ecG-hwySmY</text:span></text:a><text:span text:style-name="T6"> <text:s/></text:span><text:span text:style-name="T8">python classes and exceptions</text:span></text:p>
      <text:p text:style-name="P9"/>
      <text:p text:style-name="P9">0x05. Python – Exceptions</text:p>
      <text:p text:style-name="P3"><text:a xlink:type="simple" xlink:href="https://docs.python.org/3/tutorial/errors.html" text:style-name="Internet_20_link" text:visited-style-name="Visited_20_Internet_20_Link"><text:span text:style-name="T6">https://docs.python.org/3/tutorial/errors.html</text:span></text:a></text:p>
      <text:p text:style-name="P3"><text:a xlink:type="simple" xlink:href="https://www.youtube.com/watch?v=7vbgD-3s-w4" text:style-name="Internet_20_link" text:visited-style-name="Visited_20_Internet_20_Link"><text:span text:style-name="T6">https://www.youtube.com/watch?v=7vbgD-3s-w4</text:span></text:a></text:p>
      <text:p text:style-name="P9"/>
      <text:p text:style-name="P9">0x06. Python - Classes and Objects</text:p>
      <text:p text:style-name="P3"><text:a xlink:type="simple" xlink:href="https://www.youtube.com/watch?v=apACNr7DC_s" text:style-name="Internet_20_link" text:visited-style-name="Visited_20_Internet_20_Link"><text:span text:style-name="T6">https://www.youtube.com/watch?v=apACNr7DC_s</text:span></text:a></text:p>
      <text:p text:style-name="P3"><text:a xlink:type="simple" xlink:href="https://www.youtube.com/watch?v=-DP1i2ZU9gk" text:style-name="Internet_20_link" text:visited-style-name="Visited_20_Internet_20_Link"><text:span text:style-name="T6">https://www.youtube.com/watch?v=-DP1i2ZU9gk</text:span></text:a></text:p>
      <text:p text:style-name="P9"/>
      <text:p text:style-name="P9"><text:soft-page-break/>0x07. Python - Test-driven development</text:p>
      <text:p text:style-name="P3"><text:a xlink:type="simple" xlink:href="https://docs.python.org/3.4/library/doctest.html" text:style-name="Internet_20_link" text:visited-style-name="Visited_20_Internet_20_Link"><text:span text:style-name="T6">https://docs.python.org/3.4/library/doctest.html</text:span></text:a></text:p>
      <text:p text:style-name="P3"><text:a xlink:type="simple" xlink:href="https://pymotw.com/3/doctest/" text:style-name="Internet_20_link" text:visited-style-name="Visited_20_Internet_20_Link"><text:span text:style-name="T6">https://pymotw.com/3/doctest/</text:span></text:a></text:p>
      <text:p text:style-name="P3"><text:a xlink:type="simple" xlink:href="https://www.youtube.com/watch?v=1Lfv5tUGsn8" text:style-name="Internet_20_link" text:visited-style-name="Visited_20_Internet_20_Link"><text:span text:style-name="T6">https://www.youtube.com/watch?v=1Lfv5tUGsn8</text:span></text:a></text:p>
      <text:p text:style-name="P3"><text:a xlink:type="simple" xlink:href="https://www.youtube.com/watch?v=6tNS--WetLI" text:style-name="Internet_20_link" text:visited-style-name="Visited_20_Internet_20_Link"><text:span text:style-name="T6">https://www.youtube.com/watch?v=6tNS--WetLI</text:span></text:a></text:p>
      <text:p text:style-name="P3"><text:a xlink:type="simple" xlink:href="https://mattermost.com/blog/testing-python-understanding-doctest-and-unittest/" text:style-name="Internet_20_link" text:visited-style-name="Visited_20_Internet_20_Link"><text:span text:style-name="T6">https://mattermost.com/blog/testing-python-understanding-doctest-and-unittest/</text:span></text:a></text:p>
      <text:p text:style-name="P9"/>
      <text:p text:style-name="P9">0x08. Python - More Classes and Objects</text:p>
      <text:p text:style-name="P3"><text:a xlink:type="simple" xlink:href="https://python-course.eu/oop/class-instance-attributes.php" text:style-name="Internet_20_link" text:visited-style-name="Visited_20_Internet_20_Link"><text:span text:style-name="T6">https://python-course.eu/oop/class-instance-attributes.php</text:span></text:a></text:p>
      <text:p text:style-name="P3"><text:a xlink:type="simple" xlink:href="https://www.youtube.com/watch?v=rq8cL2XMM5M" text:style-name="Internet_20_link" text:visited-style-name="Visited_20_Internet_20_Link"><text:span text:style-name="T6">https://www.youtube.com/watch?v=rq8cL2XMM5M</text:span></text:a></text:p>
      <text:p text:style-name="P3"><text:a xlink:type="simple" xlink:href="https://python-course.eu/oop/properties-vs-getters-and-setters.php" text:style-name="Internet_20_link" text:visited-style-name="Visited_20_Internet_20_Link"><text:span text:style-name="T6">https://python-course.eu/oop/properties-vs-getters-and-setters.php</text:span></text:a></text:p>
      <text:p text:style-name="P3"><text:a xlink:type="simple" xlink:href="https://shipit.dev/posts/python-str-vs-repr.html" text:style-name="Internet_20_link" text:visited-style-name="Visited_20_Internet_20_Link"><text:span text:style-name="T6">https://shipit.dev/posts/python-str-vs-repr.html</text:span></text:a></text:p>
      <text:p text:style-name="P9"/>
      <text:p text:style-name="P9">0x09. Python - Everything is object</text:p>
      <text:p text:style-name="P3"><text:a xlink:type="simple" xlink:href="https://www.openbookproject.net/thinkcs/python/english2e/ch09.html#objects-and-values" text:style-name="Internet_20_link" text:visited-style-name="Visited_20_Internet_20_Link"><text:span text:style-name="T6">https://www.openbookproject.net/thinkcs/python/english2e/ch09.html#objects-and-values</text:span></text:a></text:p>
      <text:p text:style-name="P3"><text:a xlink:type="simple" xlink:href="https://www.openbookproject.net/thinkcs/python/english2e/ch09.html#aliasing" text:style-name="Internet_20_link" text:visited-style-name="Visited_20_Internet_20_Link"><text:span text:style-name="T6">https://www.openbookproject.net/thinkcs/python/english2e/ch09.html#aliasing</text:span></text:a></text:p>
      <text:p text:style-name="P3"><text:a xlink:type="simple" xlink:href="https://stackoverflow.com/questions/8056130/immutable-vs-mutable-types" text:style-name="Internet_20_link" text:visited-style-name="Visited_20_Internet_20_Link"><text:span text:style-name="T6">https://stackoverflow.com/questions/8056130/immutable-vs-mutable-types</text:span></text:a></text:p>
      <text:p text:style-name="P3"><text:a xlink:type="simple" xlink:href="https://www.composingprograms.com/pages/24-mutable-data.html" text:style-name="Internet_20_link" text:visited-style-name="Visited_20_Internet_20_Link"><text:span text:style-name="T6">https://www.composingprograms.com/pages/24-mutable-data.html</text:span></text:a></text:p>
      <text:p text:style-name="P3"><text:a xlink:type="simple" xlink:href="https://www.openbookproject.net/thinkcs/python/english2e/ch09.html#cloning-lists" text:style-name="Internet_20_link" text:visited-style-name="Visited_20_Internet_20_Link"><text:span text:style-name="T6">https://www.openbookproject.net/thinkcs/python/english2e/ch09.html#cloning-lists</text:span></text:a></text:p>
      <text:p text:style-name="P3"><text:a xlink:type="simple" xlink:href="https://www.oreilly.com/radar/" text:style-name="Internet_20_link" text:visited-style-name="Visited_20_Internet_20_Link"><text:span text:style-name="T6">https://www.oreilly.com/radar/</text:span></text:a></text:p>
      <text:p text:style-name="P9"/>
      <text:p text:style-name="P3"><text:a xlink:type="simple" xlink:href="https://sandtech.zoom.us/rec/share/hyaY54Gf0u9iGmW9az9p_DUL8yPkgUBGEsm_gLko_RxUNHKH6Xju4M220-Q8WtmK.xURadte6RMyV45zj" text:style-name="Internet_20_link" text:visited-style-name="Visited_20_Internet_20_Link"><text:span text:style-name="T6">https://sandtech.zoom.us/rec/share/hyaY54Gf0u9iGmW9az9p_DUL8yPkgUBGEsm_gLko_RxUNHKH6Xju4M220-Q8WtmK.xURadte6RMyV45zj</text:span></text:a><text:span text:style-name="T6"> </text:span><text:span text:style-name="T9">python test driven development</text:span></text:p>
      <text:p text:style-name="P9"/>
      <text:p text:style-name="P9">0x1A. C - Hash tables</text:p>
      <text:p text:style-name="P3"><text:a xlink:type="simple" xlink:href="https://www.youtube.com/watch?v=MfhjkfocRR0" text:style-name="Internet_20_link" text:visited-style-name="Visited_20_Internet_20_Link"><text:span text:style-name="T6">https://www.youtube.com/watch?v=MfhjkfocRR0</text:span></text:a></text:p>
      <text:p text:style-name="P3"><text:a xlink:type="simple" xlink:href="https://en.wikipedia.org/wiki/Hash_function" text:style-name="Internet_20_link" text:visited-style-name="Visited_20_Internet_20_Link"><text:span text:style-name="T6">https://en.wikipedia.org/wiki/Hash_function</text:span></text:a></text:p>
      <text:p text:style-name="P3"><text:a xlink:type="simple" xlink:href="https://en.wikipedia.org/wiki/Hash_table" text:style-name="Internet_20_link" text:visited-style-name="Visited_20_Internet_20_Link"><text:span text:style-name="T6">https://en.wikipedia.org/wiki/Hash_table</text:span></text:a></text:p>
      <text:p text:style-name="P3"><text:a xlink:type="simple" xlink:href="https://www.digitalocean.com/community/tutorials/hash-table-in-c-plus-plus" text:style-name="Internet_20_link" text:visited-style-name="Visited_20_Internet_20_Link"><text:span text:style-name="T6">https://www.digitalocean.com/community/tutorials/hash-table-in-c-plus-plus</text:span></text:a></text:p>
      <text:p text:style-name="P3"><text:a xlink:type="simple" xlink:href="https://stackoverflow.com/questions/31930046/what-is-a-hash-table-and-how-do-you-make-it-in-c" text:style-name="Internet_20_link" text:visited-style-name="Visited_20_Internet_20_Link"><text:span text:style-name="T6">https://stackoverflow.com/questions/31930046/what-is-a-hash-table-and-how-do-you-make-it-in-c</text:span></text:a></text:p>
      <text:p text:style-name="P9"/>
      <text:p text:style-name="P4"><text:a xlink:type="simple" xlink:href="https://www.openbookproject.net/thinkcs/python/english2e/ch09.html#aliasing" text:style-name="Internet_20_link" text:visited-style-name="Visited_20_Internet_20_Link"><text:span text:style-name="T6"/></text:a></text:p>
      <text:p text:style-name="P9">0x0A. Python – Inheritance</text:p>
      <text:p text:style-name="P3"><text:a xlink:type="simple" xlink:href="https://docs.python.org/3/tutorial/classes.html#inheritance" text:style-name="Internet_20_link" text:visited-style-name="Visited_20_Internet_20_Link"><text:span text:style-name="T6">https://docs.python.org/3/tutorial/classes.html#inheritance</text:span></text:a></text:p>
      <text:p text:style-name="P3"><text:a xlink:type="simple" xlink:href="https://docs.python.org/3/tutorial/classes.html#multiple-inheritance" text:style-name="Internet_20_link" text:visited-style-name="Visited_20_Internet_20_Link"><text:span text:style-name="T6">https://docs.python.org/3/tutorial/classes.html#multiple-inheritance</text:span></text:a></text:p>
      <text:p text:style-name="P3"><text:a xlink:type="simple" xlink:href="https://www.geeksforgeeks.org/inheritance-in-python/" text:style-name="Internet_20_link" text:visited-style-name="Visited_20_Internet_20_Link"><text:span text:style-name="T6">https://www.geeksforgeeks.org/inheritance-in-python/</text:span></text:a></text:p>
      <text:p text:style-name="P3"><text:a xlink:type="simple" xlink:href="https://www.youtube.com/watch?v=d8kCdLCi6Lk" text:style-name="Internet_20_link" text:visited-style-name="Visited_20_Internet_20_Link"><text:span text:style-name="T6">https://www.youtube.com/watch?v=d8kCdLCi6Lk</text:span></text:a></text:p>
      <text:p text:style-name="P3"><text:span text:style-name="T6">Command line for the win - </text:span><text:a xlink:type="simple" xlink:href="https://cmdchallenge.com/" text:style-name="Internet_20_link" text:visited-style-name="Visited_20_Internet_20_Link"><text:span text:style-name="T6">https://cmdchallenge.com/</text:span></text:a></text:p>
      <text:p text:style-name="P9"/>
      <text:p text:style-name="P9">0x0B. Python – Input/Output</text:p>
      <text:p text:style-name="P6"><text:a xlink:type="simple" xlink:href="https://docs.python.org/3/tutorial/inputoutput.html#reading-and-writing-files" text:style-name="Internet_20_link" text:visited-style-name="Visited_20_Internet_20_Link"><text:span text:style-name="T6">https://docs.python.org/3/tutorial/inputoutput.html#reading-and-writing-files</text:span></text:a></text:p>
      <text:p text:style-name="P6"><text:a xlink:type="simple" xlink:href="https://docs.python.org/3/tutorial/errors.html#predefined-clean-up-actions" text:style-name="Internet_20_link" text:visited-style-name="Visited_20_Internet_20_Link"><text:span text:style-name="T6">https://docs.python.org/3/tutorial/errors.html#predefined-clean-up-actions</text:span></text:a></text:p>
      <text:p text:style-name="P6"><text:a xlink:type="simple" xlink:href="https://histo.ucsf.edu/BMS270/diveintopython3-r802.pdf" text:style-name="Internet_20_link" text:visited-style-name="Visited_20_Internet_20_Link"><text:span text:style-name="T6">https://histo.ucsf.edu/BMS270/diveintopython3-r802.pdf</text:span></text:a></text:p>
      <text:p text:style-name="P6"><text:a xlink:type="simple" xlink:href="https://docs.python.org/3/library/json.html" text:style-name="Internet_20_link" text:visited-style-name="Visited_20_Internet_20_Link"><text:span text:style-name="T6">https://docs.python.org/3/library/json.html</text:span></text:a></text:p>
      <text:p text:style-name="P6"><text:a xlink:type="simple" xlink:href="https://www.youtube.com/watch?v=EukxMIsNeqU" text:style-name="Internet_20_link" text:visited-style-name="Visited_20_Internet_20_Link"><text:span text:style-name="T6">https://www.youtube.com/watch?v=EukxMIsNeqU</text:span></text:a></text:p>
      <text:p text:style-name="P6"><text:a xlink:type="simple" xlink:href="https://automatetheboringstuff.com/" text:style-name="Internet_20_link" text:visited-style-name="Visited_20_Internet_20_Link"><text:span text:style-name="T6">https://automatetheboringstuff.com/</text:span></text:a></text:p>
      <text:p text:style-name="P6"><text:a xlink:type="simple" xlink:href="https://techvidvan.com/tutorials/python-file-read-write/" text:style-name="Internet_20_link" text:visited-style-name="Visited_20_Internet_20_Link"><text:span text:style-name="T6">https://techvidvan.com/tutorials/python-file-read-write/</text:span></text:a></text:p>
      <text:p text:style-name="P6"><text:a xlink:type="simple" xlink:href="https://sandtech.zoom.us/rec/play/0VR4jmpHOKN1u6EwZde24VLMgknAtjlEO1aFtVpbTsvr4RO3Craaks-ajscGRcV2Rn4ipfltU5Ul_ytX.i7VUny7YO3duUzmM?canPlayFromShare=true&amp;from=share_recording_detail&amp;continueMode=true&amp;componentName=rec-play&amp;originRequestUrl=https%3A%2F%2Fsandtech.zoom.us%2Frec%2Fshare%2F1H4nzGWw2KgIl6L7bDWXoQYG1He2vsBHGh8Q2YWvn6mva8XbjOz5deq4MmoizRnA.ARJaXXXTpzhC3K1W" text:style-name="Internet_20_link" text:visited-style-name="Visited_20_Internet_20_Link"><text:span text:style-name="T6">https://sandtech.zoom.us/rec/play/0VR4jmpHOKN1u6EwZde24VLMgknAtjlEO1aFtVpbTsvr4RO3Craaks-ajscGRcV2Rn4ipfltU5Ul_ytX.i7VUny7YO3duUzmM?canPlayFromShare=true&amp;from=share_recording_detail&amp;continueMode=true&amp;componentName=re</text:span><text:soft-page-break/><text:span text:style-name="T6">c-play&amp;originRequestUrl=https%3A%2F%2Fsandtech.zoom.us%2Frec%2Fshare%2F1H4nzGWw2KgIl6L7bDWXoQYG1He2vsBHGh8Q2YWvn6mva8XbjOz5deq4MmoizRnA.ARJaXXXTpzhC3K1W</text:span></text:a><text:span text:style-name="T6"> </text:span><text:span text:style-name="T10">Hash tables </text:span><text:span text:style-name="T11">and python inheritance workshop</text:span></text:p>
      <text:p text:style-name="P6"><text:a xlink:type="simple" xlink:href="https://sandtech.zoom.us/rec/play/xpDGA2lwliWLFw3xQBj0SKi2huqZX51QjRxsFmu7qGvHecFGS_sQNSK68hVlmygWHlU1tjiZ5MvJziKz.MeJiRhuMm2H8mcWy?canPlayFromShare=true&amp;from=share_recording_detail&amp;continueMode=true&amp;componentName=rec-play&amp;originRequestUrl=https%3A%2F%2Fsandtech.zoom.us%2Frec%2Fshare%2FX1YLwSTJpXbpcLceew1AIEVGA6AHptcaNI9C31gpgn_4XLMM2cJgiA_Hwj54EUhv.SWdRuoou9fyU80xu" text:style-name="Internet_20_link" text:visited-style-name="Visited_20_Internet_20_Link"><text:span text:style-name="T6">https://sandtech.zoom.us/rec/play/xpDGA2lwliWLFw3xQBj0SKi2huqZX51QjRxsFmu7qGvHecFGS_sQNSK68hVlmygWHlU1tjiZ5MvJziKz.MeJiRhuMm2H8mcWy?canPlayFromShare=true&amp;from=share_recording_detail&amp;continueMode=true&amp;componentName=rec-play&amp;originRequestUrl=https%3A%2F%2Fsandtech.zoom.us%2Frec%2Fshare%2FX1YLwSTJpXbpcLceew1AIEVGA6AHptcaNI9C31gpgn_4XLMM2cJgiA_Hwj54EUhv.SWdRuoou9fyU80xu</text:span></text:a><text:span text:style-name="T6"> </text:span><text:span text:style-name="T12">python file I/O and json</text:span></text:p>
      <text:p text:style-name="P11"/>
      <text:p text:style-name="P11"/>
      <text:p text:style-name="P3"><text:a xlink:type="simple" xlink:href="https://sandtech.zoom.us/rec/play/7B_08Q8xcjA3jZeNCE8X2HXmwYJbKXBnj4-7QKnqs6ZhdozC8ZshdzgT17KGxdvhrfdcNNg5GBuRi0bP.BGZZrmEUCOaZ-FNb?canPlayFromShare=true&amp;from=share_recording_detail&amp;continueMode=true&amp;componentName=rec-play&amp;originRequestUrl=https%3A%2F%2Fsandtech.zoom.us%2Frec%2Fshare%2F_XKH46PXHJ3Qn7cmia1Lb1dUIS3EnUI-A4IV927FF63IsfNSLbp2XAQz2jKw3e6d.RqMKOtSR0hfXJ1Pr" text:style-name="Internet_20_link" text:visited-style-name="Visited_20_Internet_20_Link"><text:span text:style-name="T6">https://sandtech.zoom.us/rec/play/7B_08Q8xcjA3jZeNCE8X2HXmwYJbKXBnj4-7QKnqs6ZhdozC8ZshdzgT17KGxdvhrfdcNNg5GBuRi0bP.BGZZrmEUCOaZ-FNb?canPlayFromShare=true&amp;from=share_recording_detail&amp;continueMode=true&amp;componentName=rec-play&amp;originRequestUrl=https%3A%2F%2Fsandtech.zoom.us%2Frec%2Fshare%2F_XKH46PXHJ3Qn7cmia1Lb1dUIS3EnUI-A4IV927FF63IsfNSLbp2XAQz2jKw3e6d.RqMKOtSR0hfXJ1Pr</text:span></text:a><text:span text:style-name="T6"> </text:span><text:span text:style-name="T12">time and space complexity</text:span></text:p>
      <text:p text:style-name="P9"/>
      <text:p text:style-name="P9">0x0C. Python - Almost a circle</text:p>
      <text:p text:style-name="P3"><text:a xlink:type="simple" xlink:href="https://yasoob.me/2013/08/04/args-and-kwargs-in-python-explained/" text:style-name="Internet_20_link" text:visited-style-name="Visited_20_Internet_20_Link"><text:span text:style-name="T6">https://yasoob.me/2013/08/04/args-and-kwargs-in-python-explained/</text:span></text:a></text:p>
      <text:p text:style-name="P3"><text:a xlink:type="simple" xlink:href="https://docs.python.org/3/library/json.html" text:style-name="Internet_20_link" text:visited-style-name="Visited_20_Internet_20_Link"><text:span text:style-name="T6">https://docs.python.org/3/library/json.html</text:span></text:a></text:p>
      <text:p text:style-name="P3"><text:a xlink:type="simple" xlink:href="https://docs.python.org/3.4/library/unittest.html#module-unittest" text:style-name="Internet_20_link" text:visited-style-name="Visited_20_Internet_20_Link"><text:span text:style-name="T6">https://docs.python.org/3.4/library/unittest.html#module-unittest</text:span></text:a></text:p>
      <text:p text:style-name="P3"><text:a xlink:type="simple" xlink:href="https://www.pythonsheets.com/notes/python-tests.html" text:style-name="Internet_20_link" text:visited-style-name="Visited_20_Internet_20_Link"><text:span text:style-name="T6">https://www.pythonsheets.com/notes/python-tests.html</text:span></text:a></text:p>
      <text:p text:style-name="P9"/>
      <text:p text:style-name="P9">0x1B. C - Sorting algorithms &amp; Big O</text:p>
      <text:p text:style-name="P3"><text:a xlink:type="simple" xlink:href="https://en.wikipedia.org/wiki/Sorting_algorithm" text:style-name="Internet_20_link" text:visited-style-name="Visited_20_Internet_20_Link"><text:span text:style-name="T6">https://en.wikipedia.org/wiki/Sorting_algorithm</text:span></text:a></text:p>
      <text:p text:style-name="P3"><text:a xlink:type="simple" xlink:href="https://stackoverflow.com/questions/487258/what-is-a-plain-english-explanation-of-big-o-notation" text:style-name="Internet_20_link" text:visited-style-name="Visited_20_Internet_20_Link"><text:span text:style-name="T6">https://stackoverflow.com/questions/487258/what-is-a-plain-english-explanation-of-big-o-notation</text:span></text:a></text:p>
      <text:p text:style-name="P3"><text:a xlink:type="simple" xlink:href="https://www.toptal.com/developers/sorting-algorithms" text:style-name="Internet_20_link" text:visited-style-name="Visited_20_Internet_20_Link"><text:span text:style-name="T6">https://www.toptal.com/developers/sorting-algorithms</text:span></text:a></text:p>
      <text:p text:style-name="P3"><text:a xlink:type="simple" xlink:href="https://www.youtube.com/watch?v=yb0PY3LX2x8&amp;t=2s" text:style-name="Internet_20_link" text:visited-style-name="Visited_20_Internet_20_Link"><text:span text:style-name="T6">https://www.youtube.com/watch?v=yb0PY3LX2x8&amp;t=2s</text:span></text:a></text:p>
      <text:p text:style-name="P3"><text:a xlink:type="simple" xlink:href="https://www.geeksforgeeks.org/sorting-algorithms/" text:style-name="Internet_20_link" text:visited-style-name="Visited_20_Internet_20_Link"><text:span text:style-name="T6">https://www.geeksforgeeks.org/sorting-algorithms/</text:span></text:a></text:p>
      <text:p text:style-name="P3"><text:a xlink:type="simple" xlink:href="https://sandtech.zoom.us/rec/play/EBAuixoY8_789G7istv0LbGByOAtraiLLQtqnOauKOX-geOAQIabBRbKFzivUTOh2kHKeiTUFSvlpLbA.SVaQr6vrXkK2i1fg?canPlayFromShare=true&amp;from=share_recording_detail&amp;continueMode=true&amp;componentName=rec-play&amp;originRequestUrl=https%3A%2F%2Fsandtech.zoom.us%2Frec%2Fshare%2Fv4_dwJBk-chUSQx6t9lXPXa_P9d6XZuiLE4glcjIDchbmEQR_sCMBqft2qEbw8N2.P4qjIcLW2si4R65D" text:style-name="Internet_20_link" text:visited-style-name="Visited_20_Internet_20_Link"><text:span text:style-name="T6">https://sandtech.zoom.us/rec/play/EBAuixoY8_789G7istv0LbGByOAtraiLLQtqnOauKOX-geOAQIabBRbKFzivUTOh2kHKeiTUFSvlpLbA.SVaQr6vrXkK2i1fg?canPlayFromShare=true&amp;from=share_recording_detail&amp;continueMode=true&amp;componentName=rec-play&amp;originRequestUrl=https%3A%2F%2Fsandtech.zoom.us%2Frec%2Fshare%2Fv4_dwJBk-chUSQx6t9lXPXa_P9d6XZuiLE4glcjIDchbmEQR_sCMBqft2qEbw8N2.P4qjIcLW2si4R65D</text:span></text:a><text:span text:style-name="T6"> </text:span><text:span text:style-name="T13">bash scripting workshop</text:span></text:p>
      <text:p text:style-name="P9"/>
      <text:p text:style-name="P3"><text:a xlink:type="simple" xlink:href="https://sandtech.zoom.us/rec/play/l19PZdbyVdR4W79YbIqWDf_kkQ6SO3U3j1J3ktL2hQQSKtGESBKWGSKvUBoUcH8fEYdRuV9E6Si_ZPnZ.SFdevFkW50ziXlVG?canPlayFromShare=true&amp;from=share_recording_detail&amp;continueMode=true&amp;componentName=rec-play&amp;originRequestUrl=https%3A%2F%2Fsandtech.zoom.us%2Frec%2Fshare%2FY-oQNe9Mn5ZrEVlrXQ7g4mIs3dT1yLT7iVxOh9WZ52LWwgxDlAGNldVf0ZRGdG_P.E7Jq3BPJxMY_YYvA" text:style-name="Internet_20_link" text:visited-style-name="Visited_20_Internet_20_Link"><text:span text:style-name="T6">https://sandtech.zoom.us/rec/play/l19PZdbyVdR4W79YbIqWDf_kkQ6SO3U3j1J3ktL2hQQSKtGESBKWGSKvUBoUcH8fEYdRuV9E6Si_ZPnZ.SFdevFkW50ziXlVG?canPlayFromShare=true&amp;from=share_recording_detail&amp;continueMode=true&amp;componentName=rec-play&amp;originRequestUrl=https%3A%2F%2Fsandtech.zoom.us%2Frec%2Fshare%2FY-oQNe9Mn5ZrEVlrXQ7g4mIs3dT1yLT7iVxOh9WZ52LWwgxDlAGNldVf0ZRGdG_P.E7Jq3BPJxMY_YYvA</text:span></text:a><text:span text:style-name="T6"> </text:span><text:span text:style-name="T14">Merge Sort</text:span></text:p>
      <text:p text:style-name="P9"/>
      <text:p text:style-name="P9">0x04. Loops, conditions and parsing</text:p>
      <text:p text:style-name="P3"><text:a xlink:type="simple" xlink:href="https://tldp.org/LDP/Bash-Beginners-Guide/html/sect_09_01.html" text:style-name="Internet_20_link" text:visited-style-name="Visited_20_Internet_20_Link"><text:span text:style-name="T6">https://tldp.org/LDP/Bash-Beginners-Guide/html/sect_09_01.html</text:span></text:a></text:p>
      <text:p text:style-name="P3"><text:a xlink:type="simple" xlink:href="https://tldp.org/LDP/abs/html/ops.html" text:style-name="Internet_20_link" text:visited-style-name="Visited_20_Internet_20_Link"><text:span text:style-name="T6">https://tldp.org/LDP/abs/html/ops.html</text:span></text:a></text:p>
      <text:p text:style-name="P3"><text:a xlink:type="simple" xlink:href="https://tldp.org/LDP/abs/html/comparison-ops.html" text:style-name="Internet_20_link" text:visited-style-name="Visited_20_Internet_20_Link"><text:span text:style-name="T6">https://tldp.org/LDP/abs/html/comparison-ops.html</text:span></text:a></text:p>
      <text:p text:style-name="P3"><text:a xlink:type="simple" xlink:href="https://tldp.org/LDP/abs/html/fto.html" text:style-name="Internet_20_link" text:visited-style-name="Visited_20_Internet_20_Link"><text:span text:style-name="T6">https://tldp.org/LDP/abs/html/fto.html</text:span></text:a></text:p>
      <text:p text:style-name="P3"><text:a xlink:type="simple" xlink:href="https://www.cyberciti.biz/tips/finding-bash-perl-python-portably-using-env.html" text:style-name="Internet_20_link" text:visited-style-name="Visited_20_Internet_20_Link"><text:span text:style-name="T6">https://www.cyberciti.biz/tips/finding-bash-perl-python-portably-using-env.html</text:span></text:a></text:p>
      <text:p text:style-name="P9"><text:soft-page-break/>0x05. Processes and signals</text:p>
      <text:p text:style-name="P3"><text:a xlink:type="simple" xlink:href="https://www.linfo.org/pid.html" text:style-name="Internet_20_link" text:visited-style-name="Visited_20_Internet_20_Link"><text:span text:style-name="T6">https://www.linfo.org/pid.html</text:span></text:a></text:p>
      <text:p text:style-name="P3"><text:a xlink:type="simple" xlink:href="https://www.thegeekstuff.com/2012/03/linux-processes-environment/" text:style-name="Internet_20_link" text:visited-style-name="Visited_20_Internet_20_Link"><text:span text:style-name="T6">https://www.thegeekstuff.com/2012/03/linux-processes-environment/</text:span></text:a></text:p>
      <text:p text:style-name="P3"><text:a xlink:type="simple" xlink:href="https://www.educative.io/answers/what-are-linux-signals" text:style-name="Internet_20_link" text:visited-style-name="Visited_20_Internet_20_Link"><text:span text:style-name="T6">https://www.educative.io/answers/what-are-linux-signals</text:span></text:a></text:p>
      <text:p text:style-name="P3"><text:a xlink:type="simple" xlink:href="https://www.digitalocean.com/community/tutorials/process-management-in-linux" text:style-name="Internet_20_link" text:visited-style-name="Visited_20_Internet_20_Link"><text:span text:style-name="T6">https://www.digitalocean.com/community/tutorials/process-management-in-linux</text:span></text:a></text:p>
      <text:p text:style-name="P9"/>
      <text:p text:style-name="P9">0x06. Regular expression</text:p>
      <text:p text:style-name="P9"/>
      <text:p text:style-name="P5"><text:a xlink:type="simple" xlink:href="http://www.regular-expressions.info/" text:style-name="Internet_20_link" text:visited-style-name="Visited_20_Internet_20_Link"><text:span text:style-name="T3">http://www.regular-expressions.info/</text:span></text:a></text:p>
      <text:p text:style-name="P5"><text:a xlink:type="simple" xlink:href="https://intranet.alxswe.com/rltoken/VOQCF4_WTOCyQ92h0dGPyA" office:target-frame-name="_blank" xlink:show="new" text:style-name="Internet_20_link" text:visited-style-name="Visited_20_Internet_20_Link"><text:span text:style-name="T3">http://www.w3schools.com/jsref/jsref_obj_regexp.asp</text:span></text:a><text:span text:style-name="T4"> Play with regexp (or compose them):</text:span></text:p>
      <text:p text:style-name="P5"><text:a xlink:type="simple" xlink:href="https://www.slideshare.net/slideshow/introducing-regular-expressions/63676155" text:style-name="Internet_20_link" text:visited-style-name="Visited_20_Internet_20_Link"><text:span text:style-name="T4">https://www.slideshare.net/slideshow/introducing-regular-expressions/63676155</text:span></text:a></text:p>
      <text:p text:style-name="P5"><text:a xlink:type="simple" xlink:href="https://www.slideshare.net/slideshow/advanced-regular-expressions-80296518/80296518" text:style-name="Internet_20_link" text:visited-style-name="Visited_20_Internet_20_Link"><text:span text:style-name="T4">https://www.slideshare.net/slideshow/advanced-regular-expressions-80296518/80296518</text:span></text:a></text:p>
      <text:p text:style-name="P5"><text:a xlink:type="simple" xlink:href="https://rubular.com/" text:style-name="Internet_20_link" text:visited-style-name="Visited_20_Internet_20_Link"><text:span text:style-name="T4">https://rubular.com/</text:span></text:a></text:p>
      <text:p text:style-name="P5"><text:a xlink:type="simple" xlink:href="https://blog.codinghorror.com/regular-expressions-now-you-have-two-problems/" text:style-name="Internet_20_link" text:visited-style-name="Visited_20_Internet_20_Link"><text:span text:style-name="T4">https://blog.codinghorror.com/regular-expressions-now-you-have-two-problems/</text:span></text:a></text:p>
      <text:p text:style-name="P5"><text:a xlink:type="simple" xlink:href="https://regexone.com/" text:style-name="Internet_20_link" text:visited-style-name="Visited_20_Internet_20_Link"><text:span text:style-name="T4">https://regexone.com/</text:span></text:a></text:p>
      <text:p text:style-name="P13"><text:span text:style-name="T2"/></text:p>
      <text:h text:style-name="P7" text:outline-level="1">0x07. Networking basics #0</text:h>
      <text:p text:style-name="P13"><text:a xlink:type="simple" xlink:href="https://en.wikipedia.org/wiki/OSI_model" text:style-name="Internet_20_link" text:visited-style-name="Visited_20_Internet_20_Link">https://en.wikipedia.org/wiki/OSI_model</text:a></text:p>
      <text:p text:style-name="P13"><text:a xlink:type="simple" xlink:href="https://www.lifewire.com/lans-wans-and-other-area-networks-817376" text:style-name="Internet_20_link" text:visited-style-name="Visited_20_Internet_20_Link">https://www.lifewire.com/lans-wans-and-other-area-networks-817376</text:a></text:p>
      <text:p text:style-name="P13"><text:a xlink:type="simple" xlink:href="https://en.wikipedia.org/wiki/Local_area_network" text:style-name="Internet_20_link" text:visited-style-name="Visited_20_Internet_20_Link">https://en.wikipedia.org/wiki/Local_area_network</text:a></text:p>
      <text:p text:style-name="P13"><text:a xlink:type="simple" xlink:href="https://en.wikipedia.org/wiki/Wide_area_network" text:style-name="Internet_20_link" text:visited-style-name="Visited_20_Internet_20_Link">https://en.wikipedia.org/wiki/Wide_area_network</text:a></text:p>
      <text:p text:style-name="P13"><text:a xlink:type="simple" xlink:href="https://en.wikipedia.org/wiki/Internet" text:style-name="Internet_20_link" text:visited-style-name="Visited_20_Internet_20_Link">https://en.wikipedia.org/wiki/Internet</text:a></text:p>
      <text:p text:style-name="P13"><text:a xlink:type="simple" xlink:href="https://whatismyipaddress.com/mac-address" text:style-name="Internet_20_link" text:visited-style-name="Visited_20_Internet_20_Link">https://whatismyipaddress.com/mac-address</text:a></text:p>
      <text:p text:style-name="P13"><text:a xlink:type="simple" xlink:href="https://www.bleepingcomputer.com/tutorials/ip-addresses-explained/" text:style-name="Internet_20_link" text:visited-style-name="Visited_20_Internet_20_Link">https://www.bleepingcomputer.com/tutorials/ip-addresses-explained/</text:a></text:p>
      <text:p text:style-name="P13"><text:a xlink:type="simple" xlink:href="https://www.iplocation.net/public-vs-private-ip-address" text:style-name="Internet_20_link" text:visited-style-name="Visited_20_Internet_20_Link">https://www.iplocation.net/public-vs-private-ip-address</text:a></text:p>
      <text:p text:style-name="P13"><text:a xlink:type="simple" xlink:href="https://www.webopedia.com/insights/ipv6-ipv4-difference/" text:style-name="Internet_20_link" text:visited-style-name="Visited_20_Internet_20_Link">https://www.webopedia.com/insights/ipv6-ipv4-difference/</text:a></text:p>
      <text:p text:style-name="P13"><text:a xlink:type="simple" xlink:href="https://en.wikipedia.org/wiki/Localhost" text:style-name="Internet_20_link" text:visited-style-name="Visited_20_Internet_20_Link">https://en.wikipedia.org/wiki/Localhost</text:a></text:p>
      <text:p text:style-name="P13"><text:a xlink:type="simple" xlink:href="https://www.howtogeek.com/190014/htg-explains-what-is-the-difference-between-tcp-and-udp/" text:style-name="Internet_20_link" text:visited-style-name="Visited_20_Internet_20_Link">https://www.howtogeek.com/190014/htg-explains-what-is-the-difference-between-tcp-and-udp/</text:a></text:p>
      <text:p text:style-name="P13"><text:a xlink:type="simple" xlink:href="https://en.wikipedia.org/wiki/List_of_TCP_and_UDP_port_numbers" text:style-name="Internet_20_link" text:visited-style-name="Visited_20_Internet_20_Link">https://en.wikipedia.org/wiki/List_of_TCP_and_UDP_port_numbers</text:a></text:p>
      <text:p text:style-name="P13"><text:a xlink:type="simple" xlink:href="https://en.wikipedia.org/wiki/Ping_%28networking_utility%29" text:style-name="Internet_20_link" text:visited-style-name="Visited_20_Internet_20_Link">https://en.wikipedia.org/wiki/Ping_%28networking_utility%29</text:a></text:p>
      <text:p text:style-name="P13"><text:a xlink:type="simple" xlink:href="https://www.adminschoice.com/bash-positional-parameters" text:style-name="Internet_20_link" text:visited-style-name="Visited_20_Internet_20_Link">https://www.adminschoice.com/bash-positional-parameters</text:a></text:p>
      <text:p text:style-name="P13"/>
      <text:p text:style-name="P13">0x08. Networking basics #1</text:p>
      <text:p text:style-name="P13"><text:a xlink:type="simple" xlink:href="https://en.wikipedia.org/wiki/Localhost" text:style-name="Internet_20_link" text:visited-style-name="Visited_20_Internet_20_Link">https://en.wikipedia.org/wiki/Localhost</text:a></text:p>
      <text:p text:style-name="P13"><text:a xlink:type="simple" xlink:href="https://en.wikipedia.org/wiki/0.0.0.0" text:style-name="Internet_20_link" text:visited-style-name="Visited_20_Internet_20_Link">https://en.wikipedia.org/wiki/0.0.0.0</text:a></text:p>
      <text:p text:style-name="P13"><text:a xlink:type="simple" xlink:href="https://www.makeuseof.com/tag/modify-manage-hosts-file-linux/" text:style-name="Internet_20_link" text:visited-style-name="Visited_20_Internet_20_Link">https://www.makeuseof.com/tag/modify-manage-hosts-file-linux/</text:a></text:p>
      <text:p text:style-name="P13"><text:a xlink:type="simple" xlink:href="https://www.thegeekstuff.com/2012/04/nc-command-examples/" text:style-name="Internet_20_link" text:visited-style-name="Visited_20_Internet_20_Link">https://www.thegeekstuff.com/2012/04/nc-command-examples/</text:a></text:p>
      <text:p text:style-name="P13"><text:a xlink:type="simple" xlink:href="https://sandtech.zoom.us/rec/play/gPwGS3Teo8Taf0r8EQ0lNoolM9PQiyfNMAq16I8TW96e4KCF7YB3Rho50B2V87111sktO3UCHHZkSrBn.6jzIcebIkOQSkb0p?canPlayFromShare=true&amp;from=share_recording_detail&amp;continueMode=true&amp;componentName=rec-play&amp;originRequestUrl=https%3A%2F%2Fsandtech.zoom.us%2Frec%2Fshare%2F7D0fWOif2SMSo5UnOqy8u0bi3QwHQirRSpEsDaQ5jr6iMAjm0zNMHskxPRS4xCnd.m-HMR3g4zYc0b4s8" text:style-name="Internet_20_link" text:visited-style-name="Visited_20_Internet_20_Link">https://sandtech.zoom.us/rec/play/gPwGS3Teo8Taf0r8EQ0lNoolM9PQiyfNMAq16I8TW96e4KCF7YB3Rho50B2V87111sktO3UCHHZkSrBn.6jzIcebIkOQSkb0p?canPlayFromShare=true&amp;from=share_recording_detail&amp;continueMode=true&amp;componentName=rec-play&amp;originRequestUrl=https%3A%2F%2Fsandtech.zoom.us%2Frec%2Fshare%2F7D0fWOif2SMSo5UnOqy8u0bi3QwHQirRSpEsDaQ5jr6iMAjm0zNMHskxPRS4xCnd.m-HMR3g4zYc0b4s8</text:a> <text:span text:style-name="T15">networking basics</text:span></text:p>
      <text:p text:style-name="P13"><text:soft-page-break/></text:p>
      <text:p text:style-name="P13">0x00. AirBnB clone - The console</text:p>
      <text:p text:style-name="P13"><text:a xlink:type="simple" xlink:href="https://docs.python.org/3.4/tutorial/modules.html#packages" text:style-name="Internet_20_link" text:visited-style-name="Visited_20_Internet_20_Link">https://docs.python.org/3.4/tutorial/modules.html#packages</text:a></text:p>
      <text:p text:style-name="P13"><text:a xlink:type="simple" xlink:href="https://sandtech.zoom.us/rec/play/nip7HVaNdKObzgDmJioCX2KWi__rWuVrOKaUV4FpKEI2TnE6VyGMAwcU4iLZaZlfeDev0GoX15dlo3VU.FrKGuUlEQQMNnrA3?canPlayFromShare=true&amp;from=share_recording_detail&amp;continueMode=true&amp;componentName=rec-play&amp;originRequestUrl=https%3A%2F%2Fsandtech.zoom.us%2Frec%2Fshare%2FsS1p29IpIVgkO3HLJpOPbtTdthsr0g71IwzmPgIdgfZ9C-NjdcQPlbakrtP3pcmV.7qjdQ-SDxIZCpgyk" text:style-name="Internet_20_link" text:visited-style-name="Visited_20_Internet_20_Link">https://sandtech.zoom.us/rec/play/nip7HVaNdKObzgDmJioCX2KWi__rWuVrOKaUV4FpKEI2TnE6VyGMAwcU4iLZaZlfeDev0GoX15dlo3VU.FrKGuUlEQQMNnrA3?canPlayFromShare=true&amp;from=share_recording_detail&amp;continueMode=true&amp;componentName=rec-play&amp;originRequestUrl=https%3A%2F%2Fsandtech.zoom.us%2Frec%2Fshare%2FsS1p29IpIVgkO3HLJpOPbtTdthsr0g71IwzmPgIdgfZ9C-NjdcQPlbakrtP3pcmV.7qjdQ-SDxIZCpgyk</text:a> <text:span text:style-name="T16">SQL</text:span></text:p>
      <text:p text:style-name="P13"/>
      <text:p text:style-name="P13">0x0D. SQL - Introduction</text:p>
      <text:p text:style-name="P13"><text:a xlink:type="simple" xlink:href="https://www.youtube.com/watch?v=FR4QIeZaPeM" text:style-name="Internet_20_link" text:visited-style-name="Visited_20_Internet_20_Link">https://www.youtube.com/watch?v=FR4QIeZaPeM</text:a></text:p>
      <text:p text:style-name="P13"><text:a xlink:type="simple" xlink:href="https://www.digitalocean.com/community/tutorials/how-to-install-mysql-on-ubuntu-20-04" text:style-name="Internet_20_link" text:visited-style-name="Visited_20_Internet_20_Link">https://www.digitalocean.com/community/tutorials/how-to-install-mysql-on-ubuntu-20-04</text:a></text:p>
      <text:p text:style-name="P13"><text:a xlink:type="simple" xlink:href="https://dev.mysql.com/doc/refman/8.0/en/sql-statements.html" text:style-name="Internet_20_link" text:visited-style-name="Visited_20_Internet_20_Link">https://dev.mysql.com/doc/refman/8.0/en/sql-statements.html</text:a> </text:p>
      <text:p text:style-name="P13"><text:a xlink:type="simple" xlink:href="https://intellipaat.com/mediaFiles/2019/02/SQL-Commands-Cheat-Sheet.pdf?US" text:style-name="Internet_20_link" text:visited-style-name="Visited_20_Internet_20_Link">https://intellipaat.com/mediaFiles/2019/02/SQL-Commands-Cheat-Sheet.pdf?US</text:a> </text:p>
      <text:p text:style-name="P13"><text:a xlink:type="simple" xlink:href="https://stackoverflow.com/questions/29402361/what-makes-the-big-difference-between-a-backtick-and-an-apostrophe/29402458" text:style-name="Internet_20_link" text:visited-style-name="Visited_20_Internet_20_Link">https://stackoverflow.com/questions/29402361/what-makes-the-big-difference-between-a-backtick-and-an-apostrophe/29402458</text:a> </text:p>
      <text:p text:style-name="P13"><text:a xlink:type="simple" xlink:href="https://phoenixnap.com/kb/install-mysql-ubuntu-20-04" text:style-name="Internet_20_link" text:visited-style-name="Visited_20_Internet_20_Link">https://phoenixnap.com/kb/install-mysql-ubuntu-20-04</text:a></text:p>
      <text:p text:style-name="P14">research sql subqueries, functions, SQL&amp;RA</text:p>
      <text:p text:style-name="P13"/>
      <text:p text:style-name="P13">0x0E. SQL - More queries</text:p>
      <text:p text:style-name="P13"><text:a xlink:type="simple" xlink:href="https://www.digitalocean.com/community/tutorials/how-to-create-a-new-user-and-grant-permissions-in-mysql" text:style-name="Internet_20_link" text:visited-style-name="Visited_20_Internet_20_Link">https://www.digitalocean.com/community/tutorials/how-to-create-a-new-user-and-grant-permissions-in-mysql</text:a></text:p>
      <text:p text:style-name="P13"><text:a xlink:type="simple" xlink:href="https://www.mysqltutorial.org/mysql-administration/mysql-grant/" text:style-name="Internet_20_link" text:visited-style-name="Visited_20_Internet_20_Link">https://www.mysqltutorial.org/mysql-administration/mysql-grant/</text:a></text:p>
      <text:p text:style-name="P13"><text:a xlink:type="simple" xlink:href="https://zetcode.com/mysql/constraints/" text:style-name="Internet_20_link" text:visited-style-name="Visited_20_Internet_20_Link">https://zetcode.com/mysql/constraints/</text:a></text:p>
      <text:p text:style-name="P13">SQL technique: subqueries</text:p>
      <text:p text:style-name="P13">Basic query operation: the join</text:p>
      <text:p text:style-name="P13">SQL technique: multiple joins and the distinct keyword</text:p>
      <text:p text:style-name="P13">SQL technique: join types</text:p>
      <text:p text:style-name="P13">SQL technique: union and minus</text:p>
      <text:p text:style-name="P13"><text:a xlink:type="simple" xlink:href="https://tableplus.com/blog/2018/09/a-beginners-guide-to-seven-types-of-sql-joins.html" text:style-name="Internet_20_link" text:visited-style-name="Visited_20_Internet_20_Link">https://tableplus.com/blog/2018/09/a-beginners-guide-to-seven-types-of-sql-joins.html</text:a></text:p>
      <text:p text:style-name="P13"><text:a xlink:type="simple" xlink:href="https://www.youtube.com/watch?v=yPu6qV5byu4" text:style-name="Internet_20_link" text:visited-style-name="Visited_20_Internet_20_Link">https://www.youtube.com/watch?v=yPu6qV5byu4</text:a></text:p>
      <text:p text:style-name="P13"><text:a xlink:type="simple" xlink:href="https://www.sqlstyle.guide/" text:style-name="Internet_20_link" text:visited-style-name="Visited_20_Internet_20_Link">https://www.sqlstyle.guide/</text:a></text:p>
      <text:p text:style-name="P13"><text:a xlink:type="simple" xlink:href="https://dev.mysql.com/doc/refman/8.0/en/sql-statements.html" text:style-name="Internet_20_link" text:visited-style-name="Visited_20_Internet_20_Link">https://dev.mysql.com/doc/refman/8.0/en/sql-statements.html</text:a></text:p>
      <text:p text:style-name="P13"/>
      <text:p text:style-name="P13">0x1C. C – Makefiles</text:p>
      <text:p text:style-name="P13"><text:a xlink:type="simple" xlink:href="https://opensource.com/article/18/8/what-how-makefile" text:style-name="Internet_20_link" text:visited-style-name="Visited_20_Internet_20_Link">https://opensource.com/article/18/8/what-how-makefile</text:a></text:p>
      <text:p text:style-name="P13"><text:a xlink:type="simple" xlink:href="https://www.geeksforgeeks.org/how-to-install-make-on-ubuntu/" text:style-name="Internet_20_link" text:visited-style-name="Visited_20_Internet_20_Link">https://www.geeksforgeeks.org/how-to-install-make-on-ubuntu/</text:a></text:p>
      <text:p text:style-name="P13"><text:a xlink:type="simple" xlink:href="https://www.gnu.org/software/make/manual/html_node/" text:style-name="Internet_20_link" text:visited-style-name="Visited_20_Internet_20_Link">https://www.gnu.org/software/make/manual/html_node/</text:a></text:p>
      <text:p text:style-name="P13"><text:a xlink:type="simple" xlink:href="https://www.google.com/search?q=makefile" text:style-name="Internet_20_link" text:visited-style-name="Visited_20_Internet_20_Link">https://www.google.com/search?q=makefile</text:a></text:p>
      <text:p text:style-name="P13"/>
      <text:p text:style-name="P13"><text:soft-page-break/>0x09. Web infrastructure design</text:p>
      <text:p text:style-name="P15">DNS Basics</text:p>
      <text:p text:style-name="P13">Monitoring</text:p>
      <text:p text:style-name="P13">Web Server</text:p>
      <text:p text:style-name="P13">Network basics</text:p>
      <text:p text:style-name="P13">Load balancer</text:p>
      <text:p text:style-name="P13">Server</text:p>
      <text:p text:style-name="P13"><text:a xlink:type="simple" xlink:href="https://www.oracle.com/ke/database/what-is-database/" text:style-name="Internet_20_link" text:visited-style-name="Visited_20_Internet_20_Link">https://www.oracle.com/ke/database/what-is-database/</text:a></text:p>
      <text:p text:style-name="P13"><text:a xlink:type="simple" xlink:href="https://www.infoworld.com/article/2171154/app-server-web-server-what-s-the-difference.html" text:style-name="Internet_20_link" text:visited-style-name="Visited_20_Internet_20_Link">https://www.infoworld.com/article/2171154/app-server-web-server-what-s-the-difference.html</text:a></text:p>
      <text:p text:style-name="P13"><text:a xlink:type="simple" xlink:href="https://www.site24x7.com/learn/dns-record-types.html" text:style-name="Internet_20_link" text:visited-style-name="Visited_20_Internet_20_Link">https://www.site24x7.com/learn/dns-record-types.html</text:a></text:p>
      <text:p text:style-name="P13"><text:a xlink:type="simple" xlink:href="https://avinetworks.com/glossary/single-point-of-failure/" text:style-name="Internet_20_link" text:visited-style-name="Visited_20_Internet_20_Link">https://avinetworks.com/glossary/single-point-of-failure/</text:a></text:p>
      <text:p text:style-name="P13"><text:a xlink:type="simple" xlink:href="https://softwareengineering.stackexchange.com/questions/35063/how-do-you-update-your-production-codebase-database-schema-without-causing-downt#answers-header" text:style-name="Internet_20_link" text:visited-style-name="Visited_20_Internet_20_Link">https://softwareengineering.stackexchange.com/questions/35063/how-do-you-update-your-production-codebase-database-schema-without-causing-downt#answers-header</text:a></text:p>
      <text:p text:style-name="P13"><text:a xlink:type="simple" xlink:href="https://docs.oracle.com/cd/E17904_01/core.1111/e10106/intro.htm#ASHIA712" text:style-name="Internet_20_link" text:visited-style-name="Visited_20_Internet_20_Link">https://docs.oracle.com/cd/E17904_01/core.1111/e10106/intro.htm#ASHIA712</text:a></text:p>
      <text:p text:style-name="P13"><text:a xlink:type="simple" xlink:href="https://www.instantssl.com/http-vs-https" text:style-name="Internet_20_link" text:visited-style-name="Visited_20_Internet_20_Link">https://www.instantssl.com/http-vs-https</text:a></text:p>
      <text:p text:style-name="P13"><text:a xlink:type="simple" xlink:href="https://www.webopedia.com/definitions/firewall/" text:style-name="Internet_20_link" text:visited-style-name="Visited_20_Internet_20_Link">https://www.webopedia.com/definitions/firewall/</text:a></text:p>
      <text:p text:style-name="P13"/>
      <text:p text:style-name="P13">0x1D. C - Binary trees</text:p>
      <text:p text:style-name="P13"><text:a xlink:type="simple" xlink:href="https://en.wikipedia.org/wiki/Binary_tree" text:style-name="Internet_20_link" text:visited-style-name="Visited_20_Internet_20_Link">https://en.wikipedia.org/wiki/Binary_tree</text:a></text:p>
      <text:p text:style-name="P13"><text:a xlink:type="simple" xlink:href="https://www.tutorialspoint.com/data_structures_algorithms/tree_data_structure.htm" text:style-name="Internet_20_link" text:visited-style-name="Visited_20_Internet_20_Link">https://www.tutorialspoint.com/data_structures_algorithms/tree_data_structure.htm</text:a></text:p>
      <text:p text:style-name="P13"><text:a xlink:type="simple" xlink:href="https://www.programiz.com/dsa/tree-traversal" text:style-name="Internet_20_link" text:visited-style-name="Visited_20_Internet_20_Link">https://www.programiz.com/dsa/tree-traversal</text:a></text:p>
      <text:p text:style-name="P13"><text:a xlink:type="simple" xlink:href="https://en.wikipedia.org/wiki/Binary_search_tree" text:style-name="Internet_20_link" text:visited-style-name="Visited_20_Internet_20_Link">https://en.wikipedia.org/wiki/Binary_search_tree</text:a></text:p>
      <text:p text:style-name="P13"><text:a xlink:type="simple" xlink:href="https://www.youtube.com/watch?v=H5JubkIy_p8" text:style-name="Internet_20_link" text:visited-style-name="Visited_20_Internet_20_Link">https://www.youtube.com/watch?v=H5JubkIy_p8</text:a></text:p>
      <text:p text:style-name="P13"/>
      <text:p text:style-name="P8">0x12. JavaScript - Warm up</text:p>
      <text:p text:style-name="P10"><text:a xlink:type="simple" xlink:href="https://developer.mozilla.org/en-US/docs/Learn/Getting_started_with_the_web/JavaScript_basics" text:style-name="Internet_20_link" text:visited-style-name="Visited_20_Internet_20_Link"><text:span text:style-name="T1">https://developer.mozilla.org/en-US/docs/Learn/Getting_started_with_the_web/JavaScript_basics</text:span></text:a></text:p>
      <text:p text:style-name="P10"><text:a xlink:type="simple" xlink:href="https://developer.mozilla.org/en-US/docs/Learn/JavaScript/First_steps/Variables" text:style-name="Internet_20_link" text:visited-style-name="Visited_20_Internet_20_Link"><text:span text:style-name="T1">https://developer.mozilla.org/en-US/docs/Learn/JavaScript/First_steps/Variables</text:span></text:a></text:p>
      <text:p text:style-name="P10"><text:a xlink:type="simple" xlink:href="https://developer.mozilla.org/en-US/docs/Web/JavaScript/Data_structures" text:style-name="Internet_20_link" text:visited-style-name="Visited_20_Internet_20_Link"><text:span text:style-name="T1">https://developer.mozilla.org/en-US/docs/Web/JavaScript/Data_structures</text:span></text:a></text:p>
      <text:p text:style-name="P10"><text:a xlink:type="simple" xlink:href="https://developer.mozilla.org/en-US/docs/Learn/Getting_started_with_the_web/JavaScript_basics" text:style-name="Internet_20_link" text:visited-style-name="Visited_20_Internet_20_Link"><text:span text:style-name="T1">https://developer.mozilla.org/en-US/docs/Learn/Getting_started_with_the_web/JavaScript_basics</text:span></text:a></text:p>
      <text:p text:style-name="P10"><text:a xlink:type="simple" xlink:href="https://developer.mozilla.org/en-US/docs/Web/JavaScript/Reference/Operators/Operator_precedence" text:style-name="Internet_20_link" text:visited-style-name="Visited_20_Internet_20_Link"><text:span text:style-name="T1">https://developer.mozilla.org/en-US/docs/Web/JavaScript/Reference/Operators/Operator_precedence</text:span></text:a></text:p>
      <text:p text:style-name="P10"><text:a xlink:type="simple" xlink:href="https://developer.mozilla.org/en-US/docs/Web/JavaScript/Guide/Control_flow_and_error_handling" text:style-name="Internet_20_link" text:visited-style-name="Visited_20_Internet_20_Link"><text:span text:style-name="T1">https://developer.mozilla.org/en-US/docs/Web/JavaScript/Guide/Control_flow_and_error_handling</text:span></text:a></text:p>
      <text:p text:style-name="P10"><text:a xlink:type="simple" xlink:href="https://developer.mozilla.org/en-US/docs/Learn/JavaScript/Building_blocks/Functions" text:style-name="Internet_20_link" text:visited-style-name="Visited_20_Internet_20_Link"><text:span text:style-name="T1">https://developer.mozilla.org/en-US/docs/Learn/JavaScript/Building_blocks/Functions</text:span></text:a></text:p>
      <text:p text:style-name="P10"><text:a xlink:type="simple" xlink:href="https://developer.mozilla.org/en-US/docs/Learn/JavaScript/Objects" text:style-name="Internet_20_link" text:visited-style-name="Visited_20_Internet_20_Link"><text:span text:style-name="T1">https://developer.mozilla.org/en-US/docs/Learn/JavaScript/Objects</text:span></text:a></text:p>
      <text:p text:style-name="P10"><text:a xlink:type="simple" xlink:href="https://developer.mozilla.org/en-US/docs/Learn/JavaScript/Objects" text:style-name="Internet_20_link" text:visited-style-name="Visited_20_Internet_20_Link"><text:span text:style-name="T1">https://developer.mozilla.org/en-US/docs/Learn/JavaScript/Objects</text:span></text:a></text:p>
      <text:p text:style-name="P10"><text:a xlink:type="simple" xlink:href="https://darrenderidder.github.io/talks/ModulePatterns/#/" text:style-name="Internet_20_link" text:visited-style-name="Visited_20_Internet_20_Link"><text:span text:style-name="T1">https://darrenderidder.github.io/talks/ModulePatterns/#/</text:span></text:a></text:p>
      <text:p text:style-name="P10"><text:a xlink:type="simple" xlink:href="https://www.youtube.com/watch?v=sjyJBL5fkp8" text:style-name="Internet_20_link" text:visited-style-name="Visited_20_Internet_20_Link"><text:span text:style-name="T1">https://www.youtube.com/watch?v=sjyJBL5fkp8</text:span></text:a></text:p>
      <text:p text:style-name="P10"><text:a xlink:type="simple" xlink:href="https://www.youtube.com/watch?v=vZBCTc9zHtI" text:style-name="Internet_20_link" text:visited-style-name="Visited_20_Internet_20_Link"><text:soft-page-break/><text:span text:style-name="T1">https://www.youtube.com/watch?v=vZBCTc9zHtI</text:span></text:a></text:p>
      <text:p text:style-name="P10"><text:a xlink:type="simple" xlink:href="https://github.com/mbeaudru/modern-js-cheatsheet" text:style-name="Internet_20_link" text:visited-style-name="Visited_20_Internet_20_Link"><text:span text:style-name="T1">https://github.com/mbeaudru/modern-js-cheatsheet</text:span></text:a></text:p>
      <text:p text:style-name="P10"><text:span text:style-name="T1"/></text:p>
      <text:p text:style-name="P8">0x13. JavaScript - Objects, Scopes and Closures</text:p>
      <text:p text:style-name="P8">https://developer.mozilla.org/en-US/docs/Learn/JavaScript/Objects/Basics</text:p>
      <text:p text:style-name="P8">https://developer.mozilla.org/en-US/docs/Learn/JavaScript/Objects/Classes_in_JavaScript</text:p>
      <text:p text:style-name="P10">https://developer.mozilla.org/en-US/docs/Web/JavaScript/Reference/Classes</text:p>
      <text:p text:style-name="P9"><text:a xlink:type="simple" xlink:href="https://developer.mozilla.org/en-US/docs/Web/JavaScript/Reference/Operators/super" text:style-name="Internet_20_link" text:visited-style-name="Visited_20_Internet_20_Link">https://developer.mozilla.org/en-US/docs/Web/JavaScript/Reference/Operators/super</text:a></text:p>
      <text:p text:style-name="P9"><text:a xlink:type="simple" xlink:href="https://developer.mozilla.org/en-US/docs/Web/JavaScript/Reference/Classes/extends" text:style-name="Internet_20_link" text:visited-style-name="Visited_20_Internet_20_Link">https://developer.mozilla.org/en-US/docs/Web/JavaScript/Reference/Classes/extends</text:a></text:p>
      <text:p text:style-name="P9"><text:a xlink:type="simple" xlink:href="https://developer.mozilla.org/en-US/docs/Learn/JavaScript/Objects/Object_prototypes" text:style-name="Internet_20_link" text:visited-style-name="Visited_20_Internet_20_Link">https://developer.mozilla.org/en-US/docs/Learn/JavaScript/Objects/Object_prototypes</text:a></text:p>
      <text:p text:style-name="P9"><text:a xlink:type="simple" xlink:href="https://developer.mozilla.org/en-US/docs/Learn/JavaScript/Objects/Classes_in_JavaScript" text:style-name="Internet_20_link" text:visited-style-name="Visited_20_Internet_20_Link">https://developer.mozilla.org/en-US/docs/Learn/JavaScript/Objects/Classes_in_JavaScript</text:a></text:p>
      <text:p text:style-name="P9"><text:a xlink:type="simple" xlink:href="https://developer.mozilla.org/en-US/docs/Web/JavaScript/Closures" text:style-name="Internet_20_link" text:visited-style-name="Visited_20_Internet_20_Link">https://developer.mozilla.org/en-US/docs/Web/JavaScript/Closures</text:a></text:p>
      <text:p text:style-name="P9"><text:a xlink:type="simple" xlink:href="https://alistapart.com/article/getoutbindingsituations/" text:style-name="Internet_20_link" text:visited-style-name="Visited_20_Internet_20_Link">https://alistapart.com/article/getoutbindingsituations/</text:a></text:p>
      <text:p text:style-name="P9"/>
      <text:p text:style-name="P9">0x0F. Python - Object-relational mapping</text:p>
      <text:p text:style-name="P9"><text:a xlink:type="simple" xlink:href="https://mysqlclient.readthedocs.io/" text:style-name="Internet_20_link" text:visited-style-name="Visited_20_Internet_20_Link">https://mysqlclient.readthedocs.io/</text:a></text:p>
      <text:p text:style-name="P9"><text:a xlink:type="simple" xlink:href="https://www.fullstackpython.com/object-relational-mappers-orms.html" text:style-name="Internet_20_link" text:visited-style-name="Visited_20_Internet_20_Link">https://www.fullstackpython.com/object-relational-mappers-orms.html</text:a></text:p>
      <text:p text:style-name="P9"><text:a xlink:type="simple" xlink:href="https://www.mikusa.com/python-mysql-docs/index.html" text:style-name="Internet_20_link" text:visited-style-name="Visited_20_Internet_20_Link">https://www.mikusa.com/python-mysql-docs/index.html</text:a></text:p>
      <text:p text:style-name="P9"><text:a xlink:type="simple" xlink:href="https://docs.sqlalchemy.org/en/13/orm/tutorial.html" text:style-name="Internet_20_link" text:visited-style-name="Visited_20_Internet_20_Link">https://docs.sqlalchemy.org/en/13/orm/tutorial.html</text:a></text:p>
      <text:p text:style-name="P9"><text:a xlink:type="simple" xlink:href="https://docs.sqlalchemy.org/en/13/" text:style-name="Internet_20_link" text:visited-style-name="Visited_20_Internet_20_Link">https://docs.sqlalchemy.org/en/13/</text:a></text:p>
      <text:p text:style-name="P9"><text:a xlink:type="simple" xlink:href="https://github.com/PyMySQL/mysqlclient" text:style-name="Internet_20_link" text:visited-style-name="Visited_20_Internet_20_Link">https://github.com/PyMySQL/mysqlclient</text:a></text:p>
      <text:p text:style-name="P9"><text:a xlink:type="simple" xlink:href="https://www.youtube.com/watch?v=woKYyhLCcnU" text:style-name="Internet_20_link" text:visited-style-name="Visited_20_Internet_20_Link">https://www.youtube.com/watch?v=woKYyhLCcnU</text:a></text:p>
      <text:p text:style-name="P9"><text:a xlink:type="simple" xlink:href="https://www.youtube.com/playlist?list=PLXmMXHVSvS-BlLA5beNJojJLlpE0PJgCW" text:style-name="Internet_20_link" text:visited-style-name="Visited_20_Internet_20_Link">https://www.youtube.com/playlist?list=PLXmMXHVSvS-BlLA5beNJojJLlpE0PJgCW</text:a></text:p>
      <text:p text:style-name="P9"><text:a xlink:type="simple" xlink:href="https://alextechrants.blogspot.com/2013/11/10-common-stumbling-blocks-for.html" text:style-name="Internet_20_link" text:visited-style-name="Visited_20_Internet_20_Link">https://alextechrants.blogspot.com/2013/11/10-common-stumbling-blocks-for.html</text:a></text:p>
      <text:p text:style-name="P9"><text:a xlink:type="simple" xlink:href="https://www.pythonsheets.com/notes/python-sqlalchemy.html" text:style-name="Internet_20_link" text:visited-style-name="Visited_20_Internet_20_Link">https://www.pythonsheets.com/notes/python-sqlalchemy.html</text:a></text:p>
      <text:p text:style-name="P9"><text:a xlink:type="simple" xlink:href="https://auth0.com/blog/sqlalchemy-orm-tutorial-for-python-developers/" text:style-name="Internet_20_link" text:visited-style-name="Visited_20_Internet_20_Link">https://auth0.com/blog/sqlalchemy-orm-tutorial-for-python-developers/</text:a></text:p>
      <text:p text:style-name="P9"><text:a xlink:type="simple" xlink:href="https://overiq.com/sqlalchemy-101/" text:style-name="Internet_20_link" text:visited-style-name="Visited_20_Internet_20_Link">https://overiq.com/sqlalchemy-101/</text:a></text:p>
      <text:p text:style-name="P9"><text:a xlink:type="simple" xlink:href="https://realpython.com/python-virtual-environments-a-primer/" text:style-name="Internet_20_link" text:visited-style-name="Visited_20_Internet_20_Link">https://realpython.com/python-virtual-environments-a-primer/</text:a></text:p>
      <text:p text:style-name="P9"/>
      <text:p text:style-name="P9">0x02. AirBnB clone – MySQL</text:p>
      <text:p text:style-name="P9"><text:a xlink:type="simple" xlink:href="https://docs.python.org/3/library/cmd.html" text:style-name="Internet_20_link" text:visited-style-name="Visited_20_Internet_20_Link">https://docs.python.org/3/library/cmd.html</text:a></text:p>
      <text:p text:style-name="P9"><text:a xlink:type="simple" xlink:href="https://docs.python.org/3/library/unittest.html#module-unittest" text:style-name="Internet_20_link" text:visited-style-name="Visited_20_Internet_20_Link">https://docs.python.org/3/library/unittest.html#module-unittest</text:a></text:p>
      <text:p text:style-name="P9"><text:a xlink:type="simple" xlink:href="https://yasoob.me/2013/08/04/args-and-kwargs-in-python-explained/" text:style-name="Internet_20_link" text:visited-style-name="Visited_20_Internet_20_Link">https://yasoob.me/2013/08/04/args-and-kwargs-in-python-explained/</text:a></text:p>
      <text:p text:style-name="P9"><text:a xlink:type="simple" xlink:href="https://docs.sqlalchemy.org/en/13/orm/tutorial.html" text:style-name="Internet_20_link" text:visited-style-name="Visited_20_Internet_20_Link">https://docs.sqlalchemy.org/en/13/orm/tutorial.html</text:a></text:p>
      <text:p text:style-name="P9"><text:a xlink:type="simple" xlink:href="https://www.digitalocean.com/community/tutorials/how-to-create-a-new-user-and-grant-permissions-in-mysql" text:style-name="Internet_20_link" text:visited-style-name="Visited_20_Internet_20_Link">https://www.digitalocean.com/community/tutorials/how-to-create-a-new-user-and-grant-permissions-in-mysql</text:a></text:p>
      <text:p text:style-name="P9"><text:a xlink:type="simple" xlink:href="https://docs.python.org/3/library/os.html#os.getenv" text:style-name="Internet_20_link" text:visited-style-name="Visited_20_Internet_20_Link">https://docs.python.org/3/library/os.html#os.getenv</text:a></text:p>
      <text:p text:style-name="P9"><text:a xlink:type="simple" xlink:href="https://docs.sqlalchemy.org/en/13/" text:style-name="Internet_20_link" text:visited-style-name="Visited_20_Internet_20_Link">https://docs.sqlalchemy.org/en/13/</text:a></text:p>
      <text:p text:style-name="P9"><text:a xlink:type="simple" xlink:href="https://dev.mysql.com/doc/refman/8.0/en/sql-statements.html" text:style-name="Internet_20_link" text:visited-style-name="Visited_20_Internet_20_Link">https://dev.mysql.com/doc/refman/8.0/en/sql-statements.html</text:a></text:p>
      <text:p text:style-name="P9"/>
      <text:p text:style-name="P9">Attack is the best defense</text:p>
      <text:p text:style-name="P9"><text:a xlink:type="simple" xlink:href="https://www.lifewire.com/definition-of-sniffer-817996" text:style-name="Internet_20_link" text:visited-style-name="Visited_20_Internet_20_Link">https://www.lifewire.com/definition-of-sniffer-817996</text:a></text:p>
      <text:p text:style-name="P9"><text:a xlink:type="simple" xlink:href="https://www.veracode.com/security/arp-spoofing" text:style-name="Internet_20_link" text:visited-style-name="Visited_20_Internet_20_Link">https://www.veracode.com/security/arp-spoofing</text:a></text:p>
      <text:p text:style-name="P9"><text:a xlink:type="simple" xlink:href="https://www.twilio.com/docs/sendgrid/ui/account-and-settings/troubleshooting-delays-and-latency" text:style-name="Internet_20_link" text:visited-style-name="Visited_20_Internet_20_Link">https://www.twilio.com/docs/sendgrid/ui/account-and-settings/troubleshooting-delays-and-latency</text:a></text:p>
      <text:p text:style-name="P9"><text:a xlink:type="simple" xlink:href="https://www.zdnet.com/article/what-is-docker-and-why-is-it-so-darn-popular/#google_vignette" text:style-name="Internet_20_link" text:visited-style-name="Visited_20_Internet_20_Link">https://www.zdnet.com/article/what-is-docker-and-why-is-it-so-darn-popular/#google_vignette</text:a></text:p>
      <text:p text:style-name="P9"><text:a xlink:type="simple" xlink:href="https://en.wikipedia.org/wiki/Dictionary_attack" text:style-name="Internet_20_link" text:visited-style-name="Visited_20_Internet_20_Link">https://en.wikipedia.org/wiki/Dictionary_attack</text:a> </text:p>
      <text:p text:style-name="P9"/>
      <text:p text:style-name="P9"/>
      <text:p text:style-name="P9"><text:soft-page-break/>0x0B. SSH</text:p>
      <text:p text:style-name="P9"><text:a xlink:type="simple" xlink:href="https://en.wikipedia.org/wiki/Server_%28computing%29#Hardware_requirement" text:style-name="Internet_20_link" text:visited-style-name="Visited_20_Internet_20_Link">https://en.wikipedia.org/wiki/Server_%28computing%29#Hardware_requirement</text:a></text:p>
      <text:p text:style-name="P9"><text:a xlink:type="simple" xlink:href="https://www.youtube.com/watch?v=B1ANfsDyjeA" text:style-name="Internet_20_link" text:visited-style-name="Visited_20_Internet_20_Link">https://www.youtube.com/watch?v=B1ANfsDyjeA</text:a></text:p>
      <text:p text:style-name="P9"><text:a xlink:type="simple" xlink:href="https://www.digitalocean.com/community/tutorials/ssh-essentials-working-with-ssh-servers-clients-and-keys" text:style-name="Internet_20_link" text:visited-style-name="Visited_20_Internet_20_Link">https://www.digitalocean.com/community/tutorials/ssh-essentials-working-with-ssh-servers-clients-and-keys</text:a></text:p>
      <text:p text:style-name="P9"><text:a xlink:type="simple" xlink:href="https://www.ssh.com/academy/ssh/config" text:style-name="Internet_20_link" text:visited-style-name="Visited_20_Internet_20_Link">https://www.ssh.com/academy/ssh/config</text:a></text:p>
      <text:p text:style-name="P9"><text:a xlink:type="simple" xlink:href="https://www.ssh.com/academy/ssh/public-key-authentication" text:style-name="Internet_20_link" text:visited-style-name="Visited_20_Internet_20_Link">https://www.ssh.com/academy/ssh/public-key-authentication</text:a></text:p>
      <text:p text:style-name="P9"><text:a xlink:type="simple" xlink:href="https://www.youtube.com/watch?v=ORcvSkgdA58" text:style-name="Internet_20_link" text:visited-style-name="Visited_20_Internet_20_Link">https://www.youtube.com/watch?v=ORcvSkgdA58</text:a></text:p>
      <text:p text:style-name="P9"><text:a xlink:type="simple" xlink:href="https://www.youtube.com/watch?v=hQWRp-FdTpc" text:style-name="Internet_20_link" text:visited-style-name="Visited_20_Internet_20_Link">https://www.youtube.com/watch?v=hQWRp-FdTpc</text:a></text:p>
      <text:p text:style-name="P9"><text:a xlink:type="simple" xlink:href="https://www.digitalocean.com/community/tutorials/understanding-the-ssh-encryption-and-connection-process" text:style-name="Internet_20_link" text:visited-style-name="Visited_20_Internet_20_Link">https://www.digitalocean.com/community/tutorials/understanding-the-ssh-encryption-and-connection-process</text:a></text:p>
      <text:p text:style-name="P9"><text:a xlink:type="simple" xlink:href="https://www.ietf.org/rfc/rfc4251.txt" text:style-name="Internet_20_link" text:visited-style-name="Visited_20_Internet_20_Link">https://www.ietf.org/rfc/rfc4251.txt</text:a></text:p>
      <text:p text:style-name="P9"><text:a xlink:type="simple" xlink:href="https://en.wikipedia.org/wiki/Internet_Engineering_Task_Force" text:style-name="Internet_20_link" text:visited-style-name="Visited_20_Internet_20_Link">https://en.wikipedia.org/wiki/Internet_Engineering_Task_Force</text:a></text:p>
      <text:p text:style-name="P9"><text:a xlink:type="simple" xlink:href="https://en.wikipedia.org/wiki/Request_for_Comments" text:style-name="Internet_20_link" text:visited-style-name="Visited_20_Internet_20_Link">https://en.wikipedia.org/wiki/Request_for_Comments</text:a></text:p>
      <text:p text:style-name="P9"/>
      <text:p text:style-name="P9">0x0A. Configuration management</text:p>
      <text:p text:style-name="P9"><text:a xlink:type="simple" xlink:href="https://www.digitalocean.com/community/tutorials/an-introduction-to-configuration-management" text:style-name="Internet_20_link" text:visited-style-name="Visited_20_Internet_20_Link">https://www.digitalocean.com/community/tutorials/an-introduction-to-configuration-management</text:a></text:p>
      <text:p text:style-name="P9"><text:a xlink:type="simple" xlink:href="https://www.puppet.com/docs/puppet/5.5/types/file.html" text:style-name="Internet_20_link" text:visited-style-name="Visited_20_Internet_20_Link">https://www.puppet.com/docs/puppet/5.5/types/file.html</text:a></text:p>
      <text:p text:style-name="P9"><text:a xlink:type="simple" xlink:href="https://www.puppet.com/blog" text:style-name="Internet_20_link" text:visited-style-name="Visited_20_Internet_20_Link">https://www.puppet.com/blog</text:a></text:p>
      <text:p text:style-name="P9"><text:a xlink:type="simple" xlink:href="http://puppet-lint.com/" text:style-name="Internet_20_link" text:visited-style-name="Visited_20_Internet_20_Link">http://puppet-lint.com/</text:a></text:p>
      <text:p text:style-name="P9"><text:a xlink:type="simple" xlink:href="https://github.com/voxpupuli/puppet-mode" text:style-name="Internet_20_link" text:visited-style-name="Visited_20_Internet_20_Link">https://github.com/voxpupuli/puppet-mode</text:a></text:p>
      <text:p text:style-name="P9"/>
      <text:p text:style-name="P9">0x0C. Web server</text:p>
      <text:p text:style-name="P9"><text:a xlink:type="simple" xlink:href="https://developer.mozilla.org/en-US/docs/Learn/Getting_started_with_the_web/How_the_Web_works" text:style-name="Internet_20_link" text:visited-style-name="Visited_20_Internet_20_Link">https://developer.mozilla.org/en-US/docs/Learn/Getting_started_with_the_web/How_the_Web_works</text:a></text:p>
      <text:p text:style-name="P9"><text:a xlink:type="simple" xlink:href="https://en.wikipedia.org/wiki/Nginx" text:style-name="Internet_20_link" text:visited-style-name="Visited_20_Internet_20_Link">https://en.wikipedia.org/wiki/Nginx</text:a></text:p>
      <text:p text:style-name="P9">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<text:span text:style-name="T17">\</text:span></text:p>
      <text:p text:style-name="P9"><text:a xlink:type="simple" xlink:href="https://sandtech.zoom.us/rec/play/ExoJ86geC0aIv8VTWFm8CjodqhEt_LvD26qUNaGOOIY_Qfrfl2CZa43oAfO0sdVum3wT-I9biyJG-heb.6Hsp5f6RDgZmcrAf?canPlayFromShare=true&amp;from=share_recording_detail&amp;continueMode=true&amp;componentName=rec-play&amp;originRequestUrl=https%3A%2F%2Fsandtech.zoom.us%2Frec%2Fshare%2FLwstkhhdkn45BfM-0v6YIyDLRhwKQ8vmrcGdea_RsvMYIVGdZRL43UOSqw0iZ7_y.PZNYcJEswHTWDL4j" text:style-name="Internet_20_link" text:visited-style-name="Visited_20_Internet_20_Link">https://sandtech.zoom.us/rec/play/ExoJ86geC0aIv8VTWFm8CjodqhEt_LvD26qUNaGOOIY_Qfrfl2CZa43oAfO0sdVum3wT-I9biyJG-heb.6Hsp5f6RDgZmcrAf?canPlayFromShare=true&amp;from=share_recording_detail&amp;continueMode=true&amp;componentName=rec-play&amp;originRequestUrl=https%3A%2F%2Fsandtech.zoom.us%2Frec%2Fshare%2FLwstkhhdkn45BfM-0v6YIyDLRhwKQ8vmrcGdea_RsvMYIVGdZRL43UOSqw0iZ7_y.PZNYcJEswHTWDL4j</text:a> <text:s/><text:span text:style-name="T18">SSH&amp; web server</text:span></text:p>
      <text:p text:style-name="P9"/>
      <text:p text:style-name="P12">child processes</text:p>
      <text:p text:style-name="P12"><text:a xlink:type="simple" xlink:href="https://landingi.com/help/domains-vs-subdomains/" text:style-name="Internet_20_link" text:visited-style-name="Visited_20_Internet_20_Link">https://landingi.com/help/domains-vs-subdomains/</text:a></text:p>
      <text:p text:style-name="P12"><text:a xlink:type="simple" xlink:href="https://www.tutorialspoint.com/http/http_methods.htm" text:style-name="Internet_20_link" text:visited-style-name="Visited_20_Internet_20_Link">https://www.tutorialspoint.com/http/http_methods.htm</text:a></text:p>
      <text:p text:style-name="P12"><text:a xlink:type="simple" xlink:href="https://moz.com/learn/seo/redirection" text:style-name="Internet_20_link" text:visited-style-name="Visited_20_Internet_20_Link">https://moz.com/learn/seo/redirection</text:a></text:p>
      <text:p text:style-name="P12"><text:a xlink:type="simple" xlink:href="https://en.wikipedia.org/wiki/HTTP_404" text:style-name="Internet_20_link" text:visited-style-name="Visited_20_Internet_20_Link">https://en.wikipedia.org/wiki/HTTP_404</text:a></text:p>
      <text:p text:style-name="P12"><text:a xlink:type="simple" xlink:href="https://www.cyberciti.biz/faq/ubuntu-linux-gnome-system-log-viewer/" text:style-name="Internet_20_link" text:visited-style-name="Visited_20_Internet_20_Link">https://www.cyberciti.biz/faq/ubuntu-linux-gnome-system-log-viewer/</text:a></text:p>
      <text:p text:style-name="P12"/>
      <text:p text:style-name="P9">0x10. Python - Network #0</text:p>
      <text:p text:style-name="P9"><text:a xlink:type="simple" xlink:href="https://www3.ntu.edu.sg/home/ehchua/programming/webprogramming/HTTP_Basics.html" text:style-name="Internet_20_link" text:visited-style-name="Visited_20_Internet_20_Link">https://www3.ntu.edu.sg/home/ehchua/programming/webprogramming/HTTP_Basics.html</text:a></text:p>
      <text:p text:style-name="P9"><text:a xlink:type="simple" xlink:href="https://developer.mozilla.org/en-US/docs/Web/HTTP/Cookies" text:style-name="Internet_20_link" text:visited-style-name="Visited_20_Internet_20_Link">https://developer.mozilla.org/en-US/docs/Web/HTTP/Cookies</text:a></text:p>
      <text:p text:style-name="P9"/>
      <text:p text:style-name="P9">0x11. Python - Network #1</text:p>
      <text:p text:style-name="P9"><text:a xlink:type="simple" xlink:href="https://docs.python.org/3/howto/urllib2.html" text:style-name="Internet_20_link" text:visited-style-name="Visited_20_Internet_20_Link">https://docs.python.org/3/howto/urllib2.html</text:a></text:p>
      <text:p text:style-name="P9"><text:a xlink:type="simple" xlink:href="https://requests.readthedocs.io/en/latest/" text:style-name="Internet_20_link" text:visited-style-name="Visited_20_Internet_20_Link">https://requests.readthedocs.io/en/latest/</text:a></text:p>
      <text:p text:style-name="P9"><text:a xlink:type="simple" xlink:href="https://pypi.org/project/requests/" text:style-name="Internet_20_link" text:visited-style-name="Visited_20_Internet_20_Link">https://pypi.org/project/requests/</text:a></text:p>
      <text:p text:style-name="P9"><text:soft-page-break/>0x0E. Web stack debugging #1</text:p>
      <text:p text:style-name="P9">What is a protocol</text:p>
      <text:p text:style-name="P9">What is an IP address</text:p>
      <text:p text:style-name="P9">What is TCP/IP</text:p>
      <text:p text:style-name="P9">What is an Internet Protocol (IP) port?</text:p>
      <text:p text:style-name="P9">Web stack debugging</text:p>
      <text:p text:style-name="P9"/>
      <text:p text:style-name="P9">0x0F. Load balancer</text:p>
      <text:p text:style-name="P9"><text:a xlink:type="simple" xlink:href="https://www.digitalocean.com/community/tutorials/an-introduction-to-haproxy-and-load-balancing-concepts" text:style-name="Internet_20_link" text:visited-style-name="Visited_20_Internet_20_Link">https://www.digitalocean.com/community/tutorials/an-introduction-to-haproxy-and-load-balancing-concepts</text:a></text:p>
      <text:p text:style-name="P9"><text:a xlink:type="simple" xlink:href="https://www.techopedia.com/definition/27178/http-header" text:style-name="Internet_20_link" text:visited-style-name="Visited_20_Internet_20_Link">https://www.techopedia.com/definition/27178/http-header</text:a></text:p>
      <text:p text:style-name="P9"/>
      <text:p text:style-name="P9">0x03. AirBnB clone - Deploy static</text:p>
      <text:p text:style-name="P9"><text:a xlink:type="simple" xlink:href="https://www.digitalocean.com/community/tutorials/how-to-use-fabric-to-automate-administration-tasks-and-deployments" text:style-name="Internet_20_link" text:visited-style-name="Visited_20_Internet_20_Link">https://www.digitalocean.com/community/tutorials/how-to-use-fabric-to-automate-administration-tasks-and-deployments</text:a></text:p>
      <text:p text:style-name="P9"><text:a xlink:type="simple" xlink:href="https://www.pythonforbeginners.com/systems-programming/how-to-use-fabric-in-python" text:style-name="Internet_20_link" text:visited-style-name="Visited_20_Internet_20_Link">https://www.pythonforbeginners.com/systems-programming/how-to-use-fabric-in-python</text:a></text:p>
      <text:p text:style-name="P9"><text:a xlink:type="simple" xlink:href="https://docs.fabfile.org/en/1.13/usage/fab.html" text:style-name="Internet_20_link" text:visited-style-name="Visited_20_Internet_20_Link">https://docs.fabfile.org/en/1.13/usage/fab.html</text:a></text:p>
      <text:p text:style-name="P9">CI/CD</text:p>
      <text:p text:style-name="P9"><text:a xlink:type="simple" xlink:href="https://nginx.org/en/docs/beginners_guide.html" text:style-name="Internet_20_link" text:visited-style-name="Visited_20_Internet_20_Link">https://nginx.org/en/docs/beginners_guide.html</text:a></text:p>
      <text:p text:style-name="P9"><text:a xlink:type="simple" xlink:href="https://github.com/mathiasertl/fabric" text:style-name="Internet_20_link" text:visited-style-name="Visited_20_Internet_20_Link">https://github.com/mathiasertl/fabric</text:a></text:p>
      <text:p text:style-name="P9"><text:a xlink:type="simple" xlink:href="https://www.fabfile.org/" text:style-name="Internet_20_link" text:visited-style-name="Visited_20_Internet_20_Link">https://www.fabfile.org/</text:a></text:p>
      <text:p text:style-name="P9"/>
      <text:p text:style-name="P9">0x10. HTTPS SSL</text:p>
      <text:p text:style-name="P9"><text:a xlink:type="simple" xlink:href="https://www.instantssl.com/http-vs-https" text:style-name="Internet_20_link" text:visited-style-name="Visited_20_Internet_20_Link">https://www.instantssl.com/http-vs-https</text:a></text:p>
      <text:p text:style-name="P9"><text:a xlink:type="simple" xlink:href="https://www.sslshopper.com/why-ssl-the-purpose-of-using-ssl-certificates.html" text:style-name="Internet_20_link" text:visited-style-name="Visited_20_Internet_20_Link">https://www.sslshopper.com/why-ssl-the-purpose-of-using-ssl-certificates.html</text:a></text:p>
      <text:p text:style-name="P9"><text:a xlink:type="simple" xlink:href="https://docs.ionos.com/cloud" text:style-name="Internet_20_link" text:visited-style-name="Visited_20_Internet_20_Link">https://docs.ionos.com/cloud</text:a></text:p>
      <text:p text:style-name="P9"><text:a xlink:type="simple" xlink:href="https://en.wikipedia.org/wiki/TLS_termination_proxy" text:style-name="Internet_20_link" text:visited-style-name="Visited_20_Internet_20_Link">https://en.wikipedia.org/wiki/TLS_termination_proxy</text:a></text:p>
      <text:p text:style-name="P9"><text:a xlink:type="simple" xlink:href="https://tldp.org/LDP/abs/html/complexfunct.html" text:style-name="Internet_20_link" text:visited-style-name="Visited_20_Internet_20_Link">https://tldp.org/LDP/abs/html/complexfunct.html</text:a></text:p>
      <text:p text:style-name="P9"/>
      <text:p text:style-name="P9">x1E. C - Search Algorithms</text:p>
      <text:p text:style-name="P9"><text:a xlink:type="simple" xlink:href="https://en.wikipedia.org/wiki/Search_algorithm" text:style-name="Internet_20_link" text:visited-style-name="Visited_20_Internet_20_Link">https://en.wikipedia.org/wiki/Search_algorithm</text:a></text:p>
      <text:p text:style-name="P9"><text:a xlink:type="simple" xlink:href="https://www.geeksforgeeks.org/g-fact-86/" text:style-name="Internet_20_link" text:visited-style-name="Visited_20_Internet_20_Link">https://www.geeksforgeeks.org/g-fact-86/</text:a></text:p>
      <text:p text:style-name="P9"><text:a xlink:type="simple" xlink:href="https://www.youtube.com/playlist?list=PLEJXowNB4kPwTb4BivkY0dENHmXdOEM3V" text:style-name="Internet_20_link" text:visited-style-name="Visited_20_Internet_20_Link">https://www.youtube.com/playlist?list=PLEJXowNB4kPwTb4BivkY0dENHmXdOEM3V</text:a></text:p>
      <text:p text:style-name="P9"><text:a xlink:type="simple" xlink:href="https://sandtech.zoom.us/rec/play/Gw-eOcamBUDMBWOL1tisIsAi9u12GhZi5M2_A8YyRguKIR1X5os5sxva04ck9kWxb5MoTGoxXo4cv6XX.20jk97Tkn5q_yZqT?canPlayFromShare=true&amp;from=share_recording_detail&amp;continueMode=true&amp;componentName=rec-play&amp;originRequestUrl=https%3A%2F%2Fsandtech.zoom.us%2Frec%2Fshare%2FNtkRXbKS3bdqVzuDnRgL55BuLWKeQJJsQyGiOxRUXsVEyWVFLlZx3Jgmm8WD-QVX.f8mkBh22iKjCge9j" text:style-name="Internet_20_link" text:visited-style-name="Visited_20_Internet_20_Link">https://sandtech.zoom.us/rec/play/Gw-eOcamBUDMBWOL1tisIsAi9u12GhZi5M2_A8YyRguKIR1X5os5sxva04ck9kWxb5MoTGoxXo4cv6XX.20jk97Tkn5q_yZqT?canPlayFromShare=true&amp;from=share_recording_detail&amp;continueMode=true&amp;componentName=rec-play&amp;originRequestUrl=https%3A%2F%2Fsandtech.zoom.us%2Frec%2Fshare%2FNtkRXbKS3bdqVzuDnRgL55BuLWKeQJJsQyGiOxRUXsVEyWVFLlZx3Jgmm8WD-QVX.f8mkBh22iKjCge9j</text:a> <text:span text:style-name="T19">search </text:span><text:span text:style-name="T20">algorithms.</text:span></text:p>
      <text:p text:style-name="P9"/>
      <text:p text:style-name="P9">0x13. Firewall</text:p>
      <text:p text:style-name="P9"><text:a xlink:type="simple" xlink:href="https://en.wikipedia.org/wiki/Firewall_%28computing%29" text:style-name="Internet_20_link" text:visited-style-name="Visited_20_Internet_20_Link">https://en.wikipedia.org/wiki/Firewall_%28computing%29</text:a></text:p>
      <text:p text:style-name="P9"/>
      <text:p text:style-name="P9">0x04. AirBnB clone - Web framework</text:p>
      <text:p text:style-name="P9"><text:a xlink:type="simple" xlink:href="https://intelegain-technologies.medium.com/what-are-web-frameworks-and-why-you-need-them-c4e8806bd0fb" text:style-name="Internet_20_link" text:visited-style-name="Visited_20_Internet_20_Link">https://intelegain-technologies.medium.com/what-are-web-frameworks-and-why-you-need-them-c4e8806bd0fb</text:a></text:p>
      <text:p text:style-name="P9"><text:a xlink:type="simple" xlink:href="https://flask.palletsprojects.com/en/2.3.x/quickstart/#a-minimal-application" text:style-name="Internet_20_link" text:visited-style-name="Visited_20_Internet_20_Link">https://flask.palletsprojects.com/en/2.3.x/quickstart/#a-minimal-application</text:a></text:p>
      <text:p text:style-name="P9"><text:a xlink:type="simple" xlink:href="https://flask.palletsprojects.com/en/2.3.x/quickstart/#routing" text:style-name="Internet_20_link" text:visited-style-name="Visited_20_Internet_20_Link">https://flask.palletsprojects.com/en/2.3.x/quickstart/#routing</text:a></text:p>
      <text:p text:style-name="P9"><text:a xlink:type="simple" xlink:href="https://flask.palletsprojects.com/en/2.3.x/quickstart/#rendering-templates" text:style-name="Internet_20_link" text:visited-style-name="Visited_20_Internet_20_Link">https://flask.palletsprojects.com/en/2.3.x/quickstart/#rendering-templates</text:a></text:p>
      <text:p text:style-name="P9"><text:a xlink:type="simple" xlink:href="https://jinja.palletsprojects.com/en/2.9.x/templates/#synopsis" text:style-name="Internet_20_link" text:visited-style-name="Visited_20_Internet_20_Link">https://jinja.palletsprojects.com/en/2.9.x/templates/#synopsis</text:a></text:p>
      <text:p text:style-name="P9"><text:a xlink:type="simple" xlink:href="https://jinja.palletsprojects.com/en/2.9.x/templates/#variables" text:style-name="Internet_20_link" text:visited-style-name="Visited_20_Internet_20_Link">https://jinja.palletsprojects.com/en/2.9.x/templates/#variables</text:a></text:p>
      <text:p text:style-name="P9"><text:a xlink:type="simple" xlink:href="https://jinja.palletsprojects.com/en/2.9.x/templates/#comments" text:style-name="Internet_20_link" text:visited-style-name="Visited_20_Internet_20_Link"><text:soft-page-break/>https://jinja.palletsprojects.com/en/2.9.x/templates/#comments</text:a></text:p>
      <text:p text:style-name="P9"><text:a xlink:type="simple" xlink:href="https://jinja.palletsprojects.com/en/2.9.x/templates/#whitespace-control" text:style-name="Internet_20_link" text:visited-style-name="Visited_20_Internet_20_Link">https://jinja.palletsprojects.com/en/2.9.x/templates/#whitespace-control</text:a></text:p>
      <text:p text:style-name="P9"><text:a xlink:type="simple" xlink:href="https://jinja.palletsprojects.com/en/2.9.x/templates/#list-of-control-structures" text:style-name="Internet_20_link" text:visited-style-name="Visited_20_Internet_20_Link">https://jinja.palletsprojects.com/en/2.9.x/templates/#list-of-control-structures</text:a></text:p>
      <text:p text:style-name="P9"><text:a xlink:type="simple" xlink:href="https://palletsprojects.com/projects/flask/" text:style-name="Internet_20_link" text:visited-style-name="Visited_20_Internet_20_Link">https://palletsprojects.com/projects/flask/</text:a></text:p>
      <text:p text:style-name="P9"><text:a xlink:type="simple" xlink:href="https://jinja.palletsprojects.com/en/2.9.x/templates/" text:style-name="Internet_20_link" text:visited-style-name="Visited_20_Internet_20_Link">https://jinja.palletsprojects.com/en/2.9.x/templates/</text:a></text:p>
      <text:p text:style-name="P9"><text:a xlink:type="simple" xlink:href="https://www.youtube.com/watch?v=MwZwr5Tvyxo&amp;list=PL-osiE80TeTs4UjLw5MM6OjgkjFeUxCYH&amp;t=8s" text:style-name="Internet_20_link" text:visited-style-name="Visited_20_Internet_20_Link">https://www.youtube.com/watch?v=MwZwr5Tvyxo&amp;list=PL-osiE80TeTs4UjLw5MM6OjgkjFeUxCYH&amp;t=8s</text:a></text:p>
      <text:p text:style-name="P9"/>
      <text:p text:style-name="P9"><text:a xlink:type="simple" xlink:href="https://sandtech.zoom.us/rec/play/HAvkFkkM3Pyec-RNgkGqIn1Aan0kLmb-EYY2_crOKmKSnPj79CmBeXxyq3ZMgfYLhLqMsnWMiurcLgh7.lFPOqp-RgtHFfnpE?canPlayFromShare=true&amp;from=share_recording_detail&amp;continueMode=true&amp;componentName=rec-play&amp;originRequestUrl=https%3A%2F%2Fsandtech.zoom.us%2Frec%2Fshare%2Feez0wE6xevTiKMANvJHn8yBxC1d2-xBVd9csZA2Rt196DwSxa8IVVJItsQRp8w7v.N1faDpe7noAxL_zo" text:style-name="Internet_20_link" text:visited-style-name="Visited_20_Internet_20_Link">https://sandtech.zoom.us/rec/play/HAvkFkkM3Pyec-RNgkGqIn1Aan0kLmb-EYY2_crOKmKSnPj79CmBeXxyq3ZMgfYLhLqMsnWMiurcLgh7.lFPOqp-RgtHFfnpE?canPlayFromShare=true&amp;from=share_recording_detail&amp;continueMode=true&amp;componentName=rec-play&amp;originRequestUrl=https%3A%2F%2Fsandtech.zoom.us%2Frec%2Fshare%2Feez0wE6xevTiKMANvJHn8yBxC1d2-xBVd9csZA2Rt196DwSxa8IVVJItsQRp8w7v.N1faDpe7noAxL_zo</text:a> <text:span text:style-name="T21">my sql replication</text:span></text:p>
      <text:p text:style-name="P9"/>
      <text:p text:style-name="P9"/>
      <text:p text:style-name="P9">0x15. API</text:p>
      <text:p text:style-name="P9"><text:a xlink:type="simple" xlink:href="https://www.turnkeylinux.org/blog/friends-dont-let-friends-program-shell-script" text:style-name="Internet_20_link" text:visited-style-name="Visited_20_Internet_20_Link">https://www.turnkeylinux.org/blog/friends-dont-let-friends-program-shell-script</text:a></text:p>
      <text:p text:style-name="P9"><text:a xlink:type="simple" xlink:href="https://www.webopedia.com/definitions/api/" text:style-name="Internet_20_link" text:visited-style-name="Visited_20_Internet_20_Link">https://www.webopedia.com/definitions/api/</text:a></text:p>
      <text:p text:style-name="P9"><text:a xlink:type="simple" xlink:href="https://www.freecodecamp.org/news/what-is-an-api-in-english-please-b880a3214a82/" text:style-name="Internet_20_link" text:visited-style-name="Visited_20_Internet_20_Link">https://www.freecodecamp.org/news/what-is-an-api-in-english-please-b880a3214a82/</text:a></text:p>
      <text:p text:style-name="P9"><text:a xlink:type="simple" xlink:href="https://www.sitepoint.com/rest-api/" text:style-name="Internet_20_link" text:visited-style-name="Visited_20_Internet_20_Link">https://www.sitepoint.com/rest-api/</text:a></text:p>
      <text:p text:style-name="P9"><text:a xlink:type="simple" xlink:href="https://smartbear.com/learn/api-design/microservices/" text:style-name="Internet_20_link" text:visited-style-name="Visited_20_Internet_20_Link">https://smartbear.com/learn/api-design/microservices/</text:a></text:p>
      <text:p text:style-name="P9"><text:a xlink:type="simple" xlink:href="https://peps.python.org/pep-0008/" text:style-name="Internet_20_link" text:visited-style-name="Visited_20_Internet_20_Link">https://peps.python.org/pep-0008/</text:a></text:p>
      <text:p text:style-name="P9"/>
      <text:p text:style-name="P9">0x14. JavaScript - Web scraping</text:p>
      <text:p text:style-name="P9"><text:a xlink:type="simple" xlink:href="https://developer.mozilla.org/en-US/docs/Learn/JavaScript/Objects/JSON" text:style-name="Internet_20_link" text:visited-style-name="Visited_20_Internet_20_Link">https://developer.mozilla.org/en-US/docs/Learn/JavaScript/Objects/JSON</text:a></text:p>
      <text:p text:style-name="P9"><text:a xlink:type="simple" xlink:href="https://medium.com/@vietkieutie/the-workflow-of-accessing-the-attributes-of-a-simply-created-json-object-82a5b33e2319" text:style-name="Internet_20_link" text:visited-style-name="Visited_20_Internet_20_Link">https://medium.com/@vietkieutie/the-workflow-of-accessing-the-attributes-of-a-simply-created-json-object-82a5b33e2319</text:a></text:p>
      <text:p text:style-name="P9"><text:a xlink:type="simple" xlink:href="https://github.com/request/request" text:style-name="Internet_20_link" text:visited-style-name="Visited_20_Internet_20_Link">https://github.com/request/request</text:a></text:p>
      <text:p text:style-name="P9"><text:a xlink:type="simple" xlink:href="https://github.com/mbeaudru/modern-js-cheatsheet" text:style-name="Internet_20_link" text:visited-style-name="Visited_20_Internet_20_Link">https://github.com/mbeaudru/modern-js-cheatsheet</text:a></text:p>
      <text:p text:style-name="P9"/>
      <text:p text:style-name="P9">0x05. AirBnB clone - RESTful API</text:p>
      <text:p text:style-name="P9"><text:a xlink:type="simple" xlink:href="https://www.restapitutorial.com/" text:style-name="Internet_20_link" text:visited-style-name="Visited_20_Internet_20_Link">https://www.restapitutorial.com/</text:a></text:p>
      <text:p text:style-name="P9"><text:a xlink:type="simple" xlink:href="https://blog.miguelgrinberg.com/post/designing-a-restful-api-with-python-and-flask" text:style-name="Internet_20_link" text:visited-style-name="Visited_20_Internet_20_Link">https://blog.miguelgrinberg.com/post/designing-a-restful-api-with-python-and-flask</text:a></text:p>
      <text:p text:style-name="P9"><text:a xlink:type="simple" xlink:href="https://developer.mozilla.org/en-US/docs/Web/HTTP/CORS" text:style-name="Internet_20_link" text:visited-style-name="Visited_20_Internet_20_Link">https://developer.mozilla.org/en-US/docs/Web/HTTP/CORS</text:a></text:p>
      <text:p text:style-name="P9"><text:a xlink:type="simple" xlink:href="https://s3.amazonaws.com/intranet-projects-files/holbertonschool-higher-level_programming+/301/flask_cheatsheet.pdf" text:style-name="Internet_20_link" text:visited-style-name="Visited_20_Internet_20_Link">https://s3.amazonaws.com/intranet-projects-files/holbertonschool-higher-level_programming+/301/flask_cheatsheet.pdf</text:a></text:p>
      <text:p text:style-name="P9"><text:a xlink:type="simple" xlink:href="https://stackoverflow.com/questions/24420857/what-are-flask-blueprints-exactly" text:style-name="Internet_20_link" text:visited-style-name="Visited_20_Internet_20_Link">https://stackoverflow.com/questions/24420857/what-are-flask-blueprints-exactly</text:a></text:p>
      <text:p text:style-name="P9"><text:a xlink:type="simple" xlink:href="https://palletsprojects.com/projects/flask/" text:style-name="Internet_20_link" text:visited-style-name="Visited_20_Internet_20_Link">https://palletsprojects.com/projects/flask/</text:a></text:p>
      <text:p text:style-name="P9"><text:a xlink:type="simple" xlink:href="https://flask.palletsprojects.com/en/1.1.x/blueprints/" text:style-name="Internet_20_link" text:visited-style-name="Visited_20_Internet_20_Link">https://flask.palletsprojects.com/en/1.1.x/blueprints/</text:a></text:p>
      <text:p text:style-name="P9"><text:a xlink:type="simple" xlink:href="https://flask.palletsprojects.com/en/1.1.x/testing/" text:style-name="Internet_20_link" text:visited-style-name="Visited_20_Internet_20_Link">https://flask.palletsprojects.com/en/1.1.x/testing/</text:a></text:p>
      <text:p text:style-name="P9"><text:a xlink:type="simple" xlink:href="https://flask-cors.readthedocs.io/en/latest/" text:style-name="Internet_20_link" text:visited-style-name="Visited_20_Internet_20_Link">https://flask-cors.readthedocs.io/en/latest/</text:a></text:p>
      <text:p text:style-name="P9"/>
      <text:p text:style-name="P9">0x15. JavaScript - Web jQuery</text:p>
      <text:p text:style-name="P9"><text:a xlink:type="simple" xlink:href="https://developer.mozilla.org/en-US/docs/Learn/JavaScript/First_steps/What_is_JavaScript" text:style-name="Internet_20_link" text:visited-style-name="Visited_20_Internet_20_Link">https://developer.mozilla.org/en-US/docs/Learn/JavaScript/First_steps/What_is_JavaScript</text:a></text:p>
      <text:p text:style-name="P9"><text:a xlink:type="simple" xlink:href="https://jquery-tutorial.net/selectors/using-elements-ids-and-classes/" text:style-name="Internet_20_link" text:visited-style-name="Visited_20_Internet_20_Link">https://jquery-tutorial.net/selectors/using-elements-ids-and-classes/</text:a></text:p>
      <text:p text:style-name="P9"><text:a xlink:type="simple" xlink:href="https://jquery-tutorial.net/dom-manipulation/getting-and-setting-content/" text:style-name="Internet_20_link" text:visited-style-name="Visited_20_Internet_20_Link">https://jquery-tutorial.net/dom-manipulation/getting-and-setting-content/</text:a></text:p>
      <text:p text:style-name="P9"><text:a xlink:type="simple" xlink:href="https://jquery-tutorial.net/dom-manipulation/getting-and-setting-css-classes/" text:style-name="Internet_20_link" text:visited-style-name="Visited_20_Internet_20_Link">https://jquery-tutorial.net/dom-manipulation/getting-and-setting-css-classes/</text:a></text:p>
      <text:p text:style-name="P9"><text:a xlink:type="simple" xlink:href="https://jquery-tutorial.net/dom-manipulation/the-append-and-prepend-methods/" text:style-name="Internet_20_link" text:visited-style-name="Visited_20_Internet_20_Link">https://jquery-tutorial.net/dom-manipulation/the-append-and-prepend-methods/</text:a></text:p>
      <text:p text:style-name="P9"><text:a xlink:type="simple" xlink:href="https://oscarotero.com/jquery/" text:style-name="Internet_20_link" text:visited-style-name="Visited_20_Internet_20_Link">https://oscarotero.com/jquery/</text:a></text:p>
      <text:p text:style-name="P9"><text:a xlink:type="simple" xlink:href="https://jquery-tutorial.net/ajax/introduction/" text:style-name="Internet_20_link" text:visited-style-name="Visited_20_Internet_20_Link">https://jquery-tutorial.net/ajax/introduction/</text:a></text:p>
      <text:p text:style-name="P9"><text:a xlink:type="simple" xlink:href="https://jquery-tutorial.net/ajax/the-get-and-post-methods/" text:style-name="Internet_20_link" text:visited-style-name="Visited_20_Internet_20_Link">https://jquery-tutorial.net/ajax/the-get-and-post-methods/</text:a></text:p>
      <text:p text:style-name="P9"><text:a xlink:type="simple" xlink:href="https://www.youtube.com/watch?v=fEYx8dQr_cQ" text:style-name="Internet_20_link" text:visited-style-name="Visited_20_Internet_20_Link"><text:soft-page-break/>https://www.youtube.com/watch?v=fEYx8dQr_cQ</text:a></text:p>
      <text:p text:style-name="P9"><text:a xlink:type="simple" xlink:href="https://developer.mozilla.org/en-US/docs/Learn/JavaScript/First_steps/What_went_wrong" text:style-name="Internet_20_link" text:visited-style-name="Visited_20_Internet_20_Link">https://developer.mozilla.org/en-US/docs/Learn/JavaScript/First_steps/What_went_wrong</text:a></text:p>
      <text:p text:style-name="P9"><text:a xlink:type="simple" xlink:href="https://jquery.com/" text:style-name="Internet_20_link" text:visited-style-name="Visited_20_Internet_20_Link">https://jquery.com/</text:a></text:p>
      <text:p text:style-name="P9"><text:a xlink:type="simple" xlink:href="https://api.jquery.com/" text:style-name="Internet_20_link" text:visited-style-name="Visited_20_Internet_20_Link">https://api.jquery.com/</text:a></text:p>
      <text:p text:style-name="P9"><text:a xlink:type="simple" xlink:href="https://learn.jquery.com/ajax/" text:style-name="Internet_20_link" text:visited-style-name="Visited_20_Internet_20_Link">https://learn.jquery.com/ajax/</text:a></text:p>
      <text:p text:style-name="P9"/>
      <text:p text:style-name="P9">0x06. AirBnB clone - Web dynamic</text:p>
      <text:p text:style-name="P9"><text:a xlink:type="simple" xlink:href="https://jquery-tutorial.net/selectors/using-elements-ids-and-classes/" text:style-name="Internet_20_link" text:visited-style-name="Visited_20_Internet_20_Link">https://jquery-tutorial.net/selectors/using-elements-ids-and-classes/</text:a></text:p>
      <text:p text:style-name="P9"><text:a xlink:type="simple" xlink:href="https://jquery-tutorial.net/dom-manipulation/getting-and-setting-content/#google_vignette" text:style-name="Internet_20_link" text:visited-style-name="Visited_20_Internet_20_Link">https://jquery-tutorial.net/dom-manipulation/getting-and-setting-content/#google_vignette</text:a></text:p>
      <text:p text:style-name="P9"><text:a xlink:type="simple" xlink:href="https://jquery-tutorial.net/dom-manipulation/getting-and-setting-css-classes/" text:style-name="Internet_20_link" text:visited-style-name="Visited_20_Internet_20_Link">https://jquery-tutorial.net/dom-manipulation/getting-and-setting-css-classes/</text:a></text:p>
      <text:p text:style-name="P9"><text:a xlink:type="simple" xlink:href="https://jquery-tutorial.net/dom-manipulation/the-append-and-prepend-methods/" text:style-name="Internet_20_link" text:visited-style-name="Visited_20_Internet_20_Link">https://jquery-tutorial.net/dom-manipulation/the-append-and-prepend-methods/</text:a></text:p>
      <text:p text:style-name="P9"><text:a xlink:type="simple" xlink:href="https://learn.jquery.com/using-jquery-core/document-ready/" text:style-name="Internet_20_link" text:visited-style-name="Visited_20_Internet_20_Link">https://learn.jquery.com/using-jquery-core/document-ready/</text:a></text:p>
      <text:p text:style-name="P9"><text:a xlink:type="simple" xlink:href="https://jquery-tutorial.net/ajax/introduction/" text:style-name="Internet_20_link" text:visited-style-name="Visited_20_Internet_20_Link">https://jquery-tutorial.net/ajax/introduction/</text:a></text:p>
      <text:p text:style-name="P9"><text:a xlink:type="simple" xlink:href="https://jquery-tutorial.net/ajax/the-get-and-post-methods/" text:style-name="Internet_20_link" text:visited-style-name="Visited_20_Internet_20_Link">https://jquery-tutorial.net/ajax/the-get-and-post-methods/</text:a></text:p>
      <text:p text:style-name="P9"><text:a xlink:type="simple" xlink:href="https://developer.mozilla.org/en-US/docs/Web/HTTP/CORS" text:style-name="Internet_20_link" text:visited-style-name="Visited_20_Internet_20_Link">https://developer.mozilla.org/en-US/docs/Web/HTTP/CORS</text:a></text:p>
      <text:p text:style-name="P9"/>
      <text:p text:style-name="P9">https://www.youtube.com/watch?v=rp5cVMNmbro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30:25.432563663</meta:creation-date>
    <meta:generator>LibreOffice/24.2.5.2$Linux_X86_64 LibreOffice_project/420$Build-2</meta:generator>
    <dc:date>2024-09-25T21:06:05.163914835</dc:date>
    <meta:editing-duration>PT5H12M25S</meta:editing-duration>
    <meta:editing-cycles>217</meta:editing-cycles>
    <meta:document-statistic meta:table-count="0" meta:image-count="0" meta:object-count="0" meta:page-count="13" meta:paragraph-count="430" meta:word-count="785" meta:character-count="27004" meta:non-whitespace-character-count="26634"/>
  </office:meta>
</office:document-meta>
</file>